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ObjectReplacements/Object 1" manifest:media-type=""/>
  <manifest:file-entry manifest:full-path="Object 1" manifest:media-type="application/octet-stream"/>
  <manifest:file-entry manifest:full-path="media/image3.emf" manifest:media-type=""/>
  <manifest:file-entry manifest:full-path="media/image2.wmf" manifest:media-type=""/>
  <manifest:file-entry manifest:full-path="media/image4.w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Source Sans Pro" svg:font-family="Source Sans Pro" style:font-family-generic="swiss" style:font-pitch="variable" svg:panose-1="2 11 5 3 3 4 3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ZapfDingbats" svg:font-family="ZapfDingbats" style:font-family-generic="decorative" style:font-pitch="variable" svg:panose-1="0 0 0 0 0 0 0 0 0 0"/>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Source Sans Pro Semibold" svg:font-family="Source Sans Pro Semibold" style:font-family-generic="swiss" style:font-pitch="variable" svg:panose-1="2 11 6 3 3 4 3 2 2 4"/>
    <style:font-face style:name="Courier" svg:font-family="Courier" style:font-family-generic="modern" style:font-pitch="fixed" svg:panose-1="2 7 4 9 2 2 5 2 4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format="1">
        <style:list-level-properties text:space-before="0.0986in" text:min-label-width="0.8298in" text:list-level-position-and-space-mode="label-alignment">
          <style:list-level-label-alignment text:label-followed-by="listtab" fo:margin-left="0.9284in" fo:text-indent="-0.8298in"/>
        </style:list-level-properties>
      </text:list-level-style-number>
      <text:list-level-style-number text:level="2" text:style-name="WW_CharLFO1LVL2" style:num-format="1" text:display-levels="2">
        <style:list-level-properties text:space-before="0.0986in" text:min-label-width="0.8298in" text:list-level-position-and-space-mode="label-alignment">
          <style:list-level-label-alignment text:label-followed-by="listtab" fo:margin-left="0.9284in" fo:text-indent="-0.8298in"/>
        </style:list-level-properties>
      </text:list-level-style-number>
      <text:list-level-style-number text:level="3" text:style-name="WW_CharLFO1LVL3" style:num-format="1" text:display-levels="3">
        <style:list-level-properties text:space-before="0.0986in" text:min-label-width="0.8298in" text:list-level-position-and-space-mode="label-alignment">
          <style:list-level-label-alignment text:label-followed-by="listtab" fo:margin-left="0.9284in" fo:text-indent="-0.8298in"/>
        </style:list-level-properties>
      </text:list-level-style-number>
      <text:list-level-style-number text:level="4" text:style-name="WW_CharLFO1LVL4" style:num-format="1" text:display-levels="4">
        <style:list-level-properties text:space-before="0.0986in" text:min-label-width="0.8298in" text:list-level-position-and-space-mode="label-alignment">
          <style:list-level-label-alignment text:label-followed-by="listtab" fo:margin-left="0.9284in" fo:text-indent="-0.8298in"/>
        </style:list-level-properties>
      </text:list-level-style-number>
      <text:list-level-style-number text:level="5" text:style-name="WW_CharLFO1LVL5" style:num-format="1" text:display-levels="5">
        <style:list-level-properties text:space-before="0.0986in" text:min-label-width="0.8305in" text:list-level-position-and-space-mode="label-alignment">
          <style:list-level-label-alignment text:label-followed-by="listtab" fo:margin-left="0.9291in" fo:text-indent="-0.8305in"/>
        </style:list-level-properties>
      </text:list-level-style-number>
      <text:list-level-style-number text:level="6" style:num-format="1" text:display-levels="6">
        <style:list-level-properties text:space-before="0.0986in" text:min-label-width="0in" text:list-level-position-and-space-mode="label-alignment">
          <style:list-level-label-alignment text:label-followed-by="listtab" fo:margin-left="0.0986in" fo:text-indent="0in"/>
        </style:list-level-properties>
      </text:list-level-style-number>
      <text:list-level-style-number text:level="7" style:num-format="1" text:display-levels="7">
        <style:list-level-properties text:space-before="0.0986in" text:min-label-width="0in" text:list-level-position-and-space-mode="label-alignment">
          <style:list-level-label-alignment text:label-followed-by="listtab" fo:margin-left="0.0986in" fo:text-indent="0in"/>
        </style:list-level-properties>
      </text:list-level-style-number>
      <text:list-level-style-number text:level="8" style:num-format="1" text:display-levels="8">
        <style:list-level-properties text:space-before="0.0986in" text:min-label-width="0in" text:list-level-position-and-space-mode="label-alignment">
          <style:list-level-label-alignment text:label-followed-by="listtab" fo:margin-left="0.0986in" fo:text-indent="0in"/>
        </style:list-level-properties>
      </text:list-level-style-number>
      <text:list-level-style-number text:level="9" style:num-format="1" text:display-levels="9">
        <style:list-level-properties text:space-before="0.0986in" text:min-label-width="0in" text:list-level-position-and-space-mode="label-alignment">
          <style:list-level-label-alignment text:label-followed-by="listtab" fo:margin-left="0.0986in" fo:text-indent="0in"/>
        </style:list-level-properties>
      </text:list-level-style-number>
    </text:list-style>
    <text:list-style style:name="LFO22">
      <text:list-level-style-number text:level="1" text:style-name="WW_CharLFO22LVL1" style:num-suffix="." style:num-format="1">
        <style:list-level-properties text:space-before="0in" text:min-label-width="0.2166in" text:list-level-position-and-space-mode="label-alignment">
          <style:list-level-label-alignment text:label-followed-by="listtab" fo:margin-left="0.2166in" fo:text-indent="-0.2166in"/>
        </style:list-level-properties>
      </text:list-level-style-number>
    </text:list-style>
    <text:list-style style:name="LFO25">
      <text:list-level-style-number text:level="1" text:style-name="WW_CharLFO25LVL1" style:num-prefix="Code Listing "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CoverTitle" style:master-page-name="MPF0" style:family="paragraph">
      <style:paragraph-properties/>
    </style:style>
    <style:style style:name="P16" style:parent-style-name="NoteNumContd" style:list-style-name="IFXNoteNumList" style:family="paragraph"/>
    <style:style style:name="P17" style:parent-style-name="NoteNumContd" style:list-style-name="IFXNoteNumList" style:family="paragraph"/>
    <style:style style:name="P18" style:parent-style-name="NoteNumContd" style:list-style-name="IFXNoteNumList" style:family="paragraph"/>
    <style:style style:name="T19" style:parent-style-name="CommentReference" style:family="text">
      <style:text-properties fo:font-weight="normal" style:font-weight-asian="normal" style:letter-kerning="false" style:language-asian="en" style:country-asian="US"/>
    </style:style>
    <style:style style:name="S1" style:family="section">
      <style:section-properties fo:margin-left="0in" fo:margin-right="0in" style:writing-mode="lr-tb"/>
    </style:style>
    <style:style style:name="T20" style:parent-style-name="DefaultParagraphFont" style:family="text">
      <style:text-properties style:font-name="Calibri" style:font-name-asian="Times New Roman" style:font-name-complex="Times New Roman" fo:font-weight="normal" style:font-weight-asian="normal"/>
    </style:style>
    <style:style style:name="T21" style:parent-style-name="DefaultParagraphFont" style:family="text">
      <style:text-properties style:font-name="Calibri" style:font-name-asian="Times New Roman" style:font-name-complex="Times New Roman"/>
    </style:style>
    <style:style style:name="T22" style:parent-style-name="DefaultParagraphFont" style:family="text">
      <style:text-properties style:font-name="Calibri" style:font-name-asian="Times New Roman" style:font-name-complex="Times New Roman"/>
    </style:style>
    <style:style style:name="T23" style:parent-style-name="DefaultParagraphFont" style:family="text">
      <style:text-properties style:font-name="Calibri" style:font-name-asian="Times New Roman" style:font-name-complex="Times New Roman"/>
    </style:style>
    <style:style style:name="S2" style:family="section">
      <style:section-properties fo:margin-left="0in" fo:margin-right="0in" style:writing-mode="lr-tb"/>
    </style:style>
    <style:style style:name="P24" style:parent-style-name="Bullet" style:list-style-name="IFXBulletList" style:family="paragraph">
      <style:paragraph-properties fo:margin-left="0.2166in" fo:text-indent="-0.2166in">
        <style:tab-stops>
          <style:tab-stop style:type="left" style:position="0in"/>
        </style:tab-stops>
      </style:paragraph-properties>
    </style:style>
    <style:style style:name="P25" style:parent-style-name="DashIndented" style:list-style-name="IFXDashIndentedList" style:family="paragraph">
      <style:paragraph-properties fo:margin-left="0.3743in" fo:text-indent="-0.1576in">
        <style:tab-stops>
          <style:tab-stop style:type="left" style:position="0in"/>
        </style:tab-stops>
      </style:paragraph-properties>
    </style:style>
    <style:style style:name="P26" style:parent-style-name="Bullet" style:list-style-name="IFXBulletList" style:family="paragraph">
      <style:paragraph-properties fo:margin-left="0.2166in" fo:text-indent="-0.2166in">
        <style:tab-stops>
          <style:tab-stop style:type="left" style:position="0in"/>
        </style:tab-stops>
      </style:paragraph-properties>
    </style:style>
    <style:style style:name="P27" style:parent-style-name="DashIndented" style:list-style-name="IFXDashIndentedList" style:family="paragraph">
      <style:paragraph-properties fo:margin-left="0.3743in" fo:text-indent="-0.1576in">
        <style:tab-stops>
          <style:tab-stop style:type="left" style:position="0in"/>
        </style:tab-stops>
      </style:paragraph-properties>
    </style:style>
    <style:style style:name="TableColumn29" style:family="table-column">
      <style:table-column-properties style:column-width="7.0805in"/>
    </style:style>
    <style:style style:name="Table28" style:family="table">
      <style:table-properties style:width="7.0805in" style:rel-width="100%" fo:margin-left="0in" table:align="left"/>
    </style:style>
    <style:style style:name="TableRow30" style:family="table-row">
      <style:table-row-properties/>
    </style:style>
    <style:style style:name="TableCell31" style:family="table-cell">
      <style:table-cell-properties fo:border="0.0069in solid #000000" style:writing-mode="lr-tb" fo:padding-top="0in" fo:padding-left="0in" fo:padding-bottom="0in" fo:padding-right="0in"/>
    </style:style>
    <style:style style:name="T32" style:parent-style-name="DefaultParagraphFont" style:family="text">
      <style:text-properties fo:language="de" fo:country="DE"/>
    </style:style>
    <style:style style:name="TableColumn34" style:family="table-column">
      <style:table-column-properties style:column-width="1.7229in"/>
    </style:style>
    <style:style style:name="TableColumn35" style:family="table-column">
      <style:table-column-properties style:column-width="1.7229in"/>
    </style:style>
    <style:style style:name="TableColumn36" style:family="table-column">
      <style:table-column-properties style:column-width="1.7222in"/>
    </style:style>
    <style:style style:name="TableColumn37" style:family="table-column">
      <style:table-column-properties style:column-width="1.9194in"/>
    </style:style>
    <style:style style:name="Table33" style:family="table">
      <style:table-properties style:width="7.0875in" fo:margin-left="0in" table:align="left"/>
    </style:style>
    <style:style style:name="TableRow38" style:family="table-row">
      <style:table-row-properties/>
    </style:style>
    <style:style style:name="TableCell39" style:family="table-cell">
      <style:table-cell-properties fo:border-top="0.0069in solid #000000" fo:border-left="none" fo:border-bottom="0.0069in solid #000000" fo:border-right="0.0069in solid #000000" style:writing-mode="lr-tb" fo:padding-top="0in" fo:padding-left="0.059in" fo:padding-bottom="0in" fo:padding-right="0in"/>
    </style:style>
    <style:style style:name="TableCell40" style:family="table-cell">
      <style:table-cell-properties fo:border="0.0069in solid #000000" style:writing-mode="lr-tb" fo:padding-top="0in" fo:padding-left="0.059in" fo:padding-bottom="0in" fo:padding-right="0in"/>
    </style:style>
    <style:style style:name="TableCell41" style:family="table-cell">
      <style:table-cell-properties fo:border="0.0069in solid #000000" style:writing-mode="lr-tb" fo:padding-top="0in" fo:padding-left="0.059in" fo:padding-bottom="0in" fo:padding-right="0in"/>
    </style:style>
    <style:style style:name="TableCell42" style:family="table-cell">
      <style:table-cell-properties fo:border-top="0.0069in solid #000000" fo:border-left="0.0069in solid #000000" fo:border-bottom="0.0069in solid #000000" fo:border-right="none" style:writing-mode="lr-tb" fo:padding-top="0in" fo:padding-left="0.059in" fo:padding-bottom="0in" fo:padding-right="0in"/>
    </style:style>
    <style:style style:name="TableRow43" style:family="table-row">
      <style:table-row-properties/>
    </style:style>
    <style:style style:name="TableCell44" style:family="table-cell">
      <style:table-cell-properties fo:border-top="0.0069in solid #000000" fo:border-left="none" fo:border-bottom="0.0069in solid #000000" fo:border-right="0.0069in solid #000000" style:writing-mode="lr-tb" fo:padding-top="0in" fo:padding-left="0.059in" fo:padding-bottom="0in" fo:padding-right="0in"/>
    </style:style>
    <style:style style:name="TableCell45" style:family="table-cell">
      <style:table-cell-properties fo:border="0.0069in solid #000000" style:writing-mode="lr-tb" fo:padding-top="0in" fo:padding-left="0.059in" fo:padding-bottom="0in" fo:padding-right="0in"/>
    </style:style>
    <style:style style:name="TableCell46" style:family="table-cell">
      <style:table-cell-properties fo:border="0.0069in solid #000000" style:writing-mode="lr-tb" fo:padding-top="0in" fo:padding-left="0.059in" fo:padding-bottom="0in" fo:padding-right="0in"/>
    </style:style>
    <style:style style:name="TableCell47" style:family="table-cell">
      <style:table-cell-properties fo:border-top="0.0069in solid #000000" fo:border-left="0.0069in solid #000000" fo:border-bottom="0.0069in solid #000000" fo:border-right="none" style:writing-mode="lr-tb" fo:padding-top="0in" fo:padding-left="0.059in" fo:padding-bottom="0in" fo:padding-right="0in"/>
    </style:style>
    <style:style style:name="TableRow48" style:family="table-row">
      <style:table-row-properties/>
    </style:style>
    <style:style style:name="TableCell49" style:family="table-cell">
      <style:table-cell-properties fo:border-top="0.0069in solid #000000" fo:border-left="none" fo:border-bottom="0.0069in solid #000000" fo:border-right="none" style:writing-mode="lr-tb" fo:padding-top="0in" fo:padding-left="0.059in" fo:padding-bottom="0in" fo:padding-right="0in"/>
    </style:style>
    <style:style style:name="TableRow50" style:family="table-row">
      <style:table-row-properties/>
    </style:style>
    <style:style style:name="TableCell51" style:family="table-cell">
      <style:table-cell-properties fo:border-top="0.0069in solid #000000" fo:border-left="none" fo:border-bottom="0.0069in solid #000000" fo:border-right="0.0069in solid #000000" style:writing-mode="lr-tb" fo:padding-top="0in" fo:padding-left="0.059in" fo:padding-bottom="0in" fo:padding-right="0in"/>
    </style:style>
    <style:style style:name="TableCell52" style:family="table-cell">
      <style:table-cell-properties fo:border="0.0069in solid #000000" style:writing-mode="lr-tb" fo:padding-top="0in" fo:padding-left="0.059in" fo:padding-bottom="0in" fo:padding-right="0in"/>
    </style:style>
    <style:style style:name="TableCell53" style:family="table-cell">
      <style:table-cell-properties fo:border="0.0069in solid #000000" style:writing-mode="lr-tb" fo:padding-top="0in" fo:padding-left="0.059in" fo:padding-bottom="0in" fo:padding-right="0in"/>
    </style:style>
    <style:style style:name="TableCell54" style:family="table-cell">
      <style:table-cell-properties fo:border-top="0.0069in solid #000000" fo:border-left="0.0069in solid #000000" fo:border-bottom="0.0069in solid #000000" fo:border-right="none" style:writing-mode="lr-tb" fo:padding-top="0in" fo:padding-left="0.059in" fo:padding-bottom="0in" fo:padding-right="0in"/>
    </style:style>
    <style:style style:name="P55" style:parent-style-name="Normal" style:family="paragraph">
      <style:text-properties text:display="none"/>
    </style:style>
    <style:style style:name="TableColumn57" style:family="table-column">
      <style:table-column-properties style:column-width="7.0284in"/>
    </style:style>
    <style:style style:name="Table56" style:family="table">
      <style:table-properties style:width="7.0284in" fo:margin-left="0.059in" table:align="left"/>
    </style:style>
    <style:style style:name="TableRow58" style:family="table-row">
      <style:table-row-properties/>
    </style:style>
    <style:style style:name="TableCell59" style:family="table-cell">
      <style:table-cell-properties fo:border-top="none" fo:border-left="none" fo:border-bottom="0.0069in solid #000000" fo:border-right="none" style:writing-mode="lr-tb" fo:padding-top="0in" fo:padding-left="0.059in" fo:padding-bottom="0in" fo:padding-right="0.0395in"/>
    </style:style>
    <style:style style:name="TableRow60" style:family="table-row">
      <style:table-row-properties/>
    </style:style>
    <style:style style:name="TableCell61" style:family="table-cell">
      <style:table-cell-properties fo:border="0.0069in solid #000000" style:writing-mode="lr-tb" fo:padding-top="0in" fo:padding-left="0.059in" fo:padding-bottom="0in" fo:padding-right="0.0395in"/>
    </style:style>
    <style:style style:name="P62" style:parent-style-name="Bullet" style:list-style-name="IFXBulletList" style:family="paragraph">
      <style:paragraph-properties fo:margin-left="0.2166in" fo:text-indent="-0.2166in">
        <style:tab-stops>
          <style:tab-stop style:type="left" style:position="0in"/>
        </style:tab-stops>
      </style:paragraph-properties>
    </style:style>
    <style:style style:name="P63" style:parent-style-name="DashIndented" style:list-style-name="IFXDashIndentedList" style:family="paragraph">
      <style:paragraph-properties fo:margin-left="0.3743in" fo:text-indent="-0.1576in">
        <style:tab-stops>
          <style:tab-stop style:type="left" style:position="0in"/>
        </style:tab-stops>
      </style:paragraph-properties>
    </style:style>
    <style:style style:name="P64" style:parent-style-name="DashIndented" style:list-style-name="IFXDashIndentedList" style:family="paragraph">
      <style:paragraph-properties fo:margin-left="0.3743in" fo:text-indent="-0.1576in">
        <style:tab-stops>
          <style:tab-stop style:type="left" style:position="0in"/>
        </style:tab-stops>
      </style:paragraph-properties>
    </style:style>
    <style:style style:name="P65" style:parent-style-name="Bullet" style:list-style-name="IFXBulletList" style:family="paragraph">
      <style:paragraph-properties fo:margin-left="0.2166in" fo:text-indent="-0.2166in">
        <style:tab-stops>
          <style:tab-stop style:type="left" style:position="0in"/>
        </style:tab-stops>
      </style:paragraph-properties>
    </style:style>
    <style:style style:name="P66" style:parent-style-name="Bullet" style:list-style-name="IFXBulletList" style:family="paragraph">
      <style:paragraph-properties fo:margin-left="0.2166in" fo:text-indent="-0.2166in">
        <style:tab-stops>
          <style:tab-stop style:type="left" style:position="0in"/>
        </style:tab-stops>
      </style:paragraph-properties>
    </style:style>
    <style:style style:name="TableColumn68" style:family="table-column">
      <style:table-column-properties style:column-width="7.0284in"/>
    </style:style>
    <style:style style:name="Table67" style:family="table">
      <style:table-properties style:width="7.0284in" fo:margin-left="0.059in" table:align="left"/>
    </style:style>
    <style:style style:name="TableRow69" style:family="table-row">
      <style:table-row-properties/>
    </style:style>
    <style:style style:name="TableCell70" style:family="table-cell">
      <style:table-cell-properties fo:border-top="none" fo:border-left="none" fo:border-bottom="0.0069in solid #000000" fo:border-right="none" style:writing-mode="lr-tb" fo:padding-top="0in" fo:padding-left="0.059in" fo:padding-bottom="0in" fo:padding-right="0.0395in"/>
    </style:style>
    <style:style style:name="TableRow71" style:family="table-row">
      <style:table-row-properties/>
    </style:style>
    <style:style style:name="TableCell72" style:family="table-cell">
      <style:table-cell-properties fo:border="0.0069in solid #000000" style:writing-mode="lr-tb" fo:padding-top="0in" fo:padding-left="0.059in" fo:padding-bottom="0in" fo:padding-right="0.0395in"/>
    </style:style>
    <style:style style:name="P73" style:parent-style-name="CodeInCodeTable" style:list-style-name="LFO34" style:family="paragraph"/>
    <style:style style:name="P74" style:parent-style-name="Reference" style:list-style-name="IFXReferenceList" style:family="paragraph"/>
    <style:style style:name="S3" style:family="section">
      <style:section-properties fo:margin-left="0in" fo:margin-right="0in" style:writing-mode="lr-tb"/>
    </style:style>
    <style:style style:name="P75" style:parent-style-name="Heading_Preface" style:family="paragraph">
      <style:paragraph-properties fo:break-before="page"/>
    </style:style>
    <style:style style:name="TableColumn77" style:family="table-column">
      <style:table-column-properties style:column-width="1.027in"/>
    </style:style>
    <style:style style:name="TableColumn78" style:family="table-column">
      <style:table-column-properties style:column-width="1.3222in"/>
    </style:style>
    <style:style style:name="TableColumn79" style:family="table-column">
      <style:table-column-properties style:column-width="4.6791in"/>
    </style:style>
    <style:style style:name="Table76" style:family="table">
      <style:table-properties style:width="7.0284in" fo:margin-left="0.059in" table:align="left"/>
    </style:style>
    <style:style style:name="TableRow80" style:family="table-row">
      <style:table-row-properties/>
    </style:style>
    <style:style style:name="TableCell81" style:family="table-cell">
      <style:table-cell-properties fo:border-top="0.0069in solid #000000" fo:border-left="none" fo:border-bottom="0.0069in solid #000000" fo:border-right="0.0069in solid #000000" style:writing-mode="lr-tb" fo:padding-top="0in" fo:padding-left="0.059in" fo:padding-bottom="0in" fo:padding-right="0in"/>
    </style:style>
    <style:style style:name="TableCell82" style:family="table-cell">
      <style:table-cell-properties fo:border="0.0069in solid #000000" style:writing-mode="lr-tb" fo:padding-top="0in" fo:padding-left="0.059in" fo:padding-bottom="0in" fo:padding-right="0in"/>
    </style:style>
    <style:style style:name="TableCell83" style:family="table-cell">
      <style:table-cell-properties fo:border-top="0.0069in solid #000000" fo:border-left="0.0069in solid #000000" fo:border-bottom="0.0069in solid #000000" fo:border-right="none" style:writing-mode="lr-tb" fo:padding-top="0in" fo:padding-left="0.059in" fo:padding-bottom="0in" fo:padding-right="0in"/>
    </style:style>
    <style:style style:name="TableRow84" style:family="table-row">
      <style:table-row-properties/>
    </style:style>
    <style:style style:name="TableCell85" style:family="table-cell">
      <style:table-cell-properties fo:border-top="0.0069in solid #000000" fo:border-left="none" fo:border-bottom="0.0069in solid #000000" fo:border-right="0.0069in solid #000000" style:writing-mode="lr-tb" fo:padding-top="0in" fo:padding-left="0.059in" fo:padding-bottom="0in" fo:padding-right="0in"/>
    </style:style>
    <style:style style:name="TableCell86" style:family="table-cell">
      <style:table-cell-properties fo:border="0.0069in solid #000000" style:writing-mode="lr-tb" fo:padding-top="0in" fo:padding-left="0.059in" fo:padding-bottom="0in" fo:padding-right="0in"/>
    </style:style>
    <style:style style:name="TableCell87" style:family="table-cell">
      <style:table-cell-properties fo:border-top="0.0069in solid #000000" fo:border-left="0.0069in solid #000000" fo:border-bottom="0.0069in solid #000000" fo:border-right="none" style:writing-mode="lr-tb" fo:padding-top="0in" fo:padding-left="0.059in" fo:padding-bottom="0in" fo:padding-right="0in"/>
    </style:style>
    <style:style style:name="TableRow88" style:family="table-row">
      <style:table-row-properties/>
    </style:style>
    <style:style style:name="TableCell89" style:family="table-cell">
      <style:table-cell-properties fo:border-top="0.0069in solid #000000" fo:border-left="none" fo:border-bottom="0.0069in solid #000000" fo:border-right="0.0069in solid #000000" style:writing-mode="lr-tb" fo:padding-top="0in" fo:padding-left="0.059in" fo:padding-bottom="0in" fo:padding-right="0in"/>
    </style:style>
    <style:style style:name="TableCell90" style:family="table-cell">
      <style:table-cell-properties fo:border="0.0069in solid #000000" style:writing-mode="lr-tb" fo:padding-top="0in" fo:padding-left="0.059in" fo:padding-bottom="0in" fo:padding-right="0in"/>
    </style:style>
    <style:style style:name="TableCell91" style:family="table-cell">
      <style:table-cell-properties fo:border-top="0.0069in solid #000000" fo:border-left="0.0069in solid #000000" fo:border-bottom="0.0069in solid #000000" fo:border-right="none" style:writing-mode="lr-tb" fo:padding-top="0in" fo:padding-left="0.059in" fo:padding-bottom="0in" fo:padding-right="0in"/>
    </style:style>
    <style:style style:name="TableRow92" style:family="table-row">
      <style:table-row-properties/>
    </style:style>
    <style:style style:name="TableCell93" style:family="table-cell">
      <style:table-cell-properties fo:border-top="0.0069in solid #000000" fo:border-left="none" fo:border-bottom="0.0069in solid #000000" fo:border-right="0.0069in solid #000000" style:writing-mode="lr-tb" fo:padding-top="0in" fo:padding-left="0.059in" fo:padding-bottom="0in" fo:padding-right="0in"/>
    </style:style>
    <style:style style:name="TableCell94" style:family="table-cell">
      <style:table-cell-properties fo:border="0.0069in solid #000000" style:writing-mode="lr-tb" fo:padding-top="0in" fo:padding-left="0.059in" fo:padding-bottom="0in" fo:padding-right="0in"/>
    </style:style>
    <style:style style:name="TableCell95" style:family="table-cell">
      <style:table-cell-properties fo:border-top="0.0069in solid #000000" fo:border-left="0.0069in solid #000000" fo:border-bottom="0.0069in solid #000000" fo:border-right="none" style:writing-mode="lr-tb" fo:padding-top="0in" fo:padding-left="0.059in" fo:padding-bottom="0in" fo:padding-right="0in"/>
    </style:style>
    <style:style style:name="P96" style:parent-style-name="Body" style:master-page-name="MP4" style:family="paragraph">
      <style:paragraph-properties fo:break-before="page"/>
    </style:style>
    <style:style style:name="S5" style:family="section">
      <style:section-properties fo:margin-left="0in" fo:margin-right="0in" style:writing-mode="lr-tb"/>
    </style:style>
    <style:style style:family="graphic" style:name="a15" style:parent-style-name="Graphics">
      <style:graphic-properties style:wrap="run-through" style:run-through="background" style:writing-mode="lr-tb" style:horizontal-rel="paragraph" style:vertical-rel="paragraph" style:horizontal-pos="from-left" style:vertical-pos="from-top"/>
    </style:style>
    <style:style style:family="graphic" style:name="a12" style:parent-style-name="Graphics">
      <style:graphic-properties fo:border="0.01042in none" fo:background-color="transparent" fo:clip="rect(-0.20709in, 0in, -0.20709in, 0in)"/>
    </style:style>
  </office:automatic-styles>
  <office:body>
    <office:text text:use-soft-page-breaks="true">
      <text:p text:style-name="P1"><text:bookmark-start text:name="_Toc385505508"/><text:user-defined text:name="Title">Title</text:user-defined></text:p>
      <text:p text:style-name="CoverTitleContinued"><text:user-defined text:name="Title_continued">Title_continued</text:user-defined></text:p>
      <text:h text:style-name="Heading_Preface" text:outline-level="1"><text:bookmark-start text:name="_Toc430947631"/><text:bookmark-start text:name="_Toc431284129"/><text:bookmark-start text:name="_Toc431374932"/><text:bookmark-start text:name="_Toc431889535"/><text:bookmark-start text:name="_Toc431980074"/><text:bookmark-start text:name="_Toc488846629"/><office:annotation office:name="0"><dc:creator>McKenzie Ian (IFGB ATV MCD DOC)</dc:creator><dc:date>2017-04-26T12:46:00</dc:date><text:p text:style-name="CommentText"/><text:p text:style-name="CommentText"/><text:p text:style-name="Body">This is the Infineon Microsoft Word template for<text:s/>Application Notes, providing layout and basic formatting information.</text:p><text:list text:style-name="IFXNoteList" text:continue-numbering="true"><text:list-item><text:p text:style-name="Note"/></text:list-item></text:list><text:list text:style-name="IFXNoteNumList" text:continue-numbering="true"><text:list-item><text:p text:style-name="P16">The ‘About this document’, ‘Scope and purpose’, and ‘Intended audience’ sections are mandatory for Application Notes.</text:p></text:list-item><text:list-item><text:p text:style-name="P17">To insert a Table of Contents, put your cursor on the line after the<text:s/>Table of Contents<text:s/>heading, then select<text:s/><text:span text:style-name="Bold">References &gt; Table of Contents</text:span><text:s text:c="2"/>and insert<text:s/><text:span text:style-name="Bold">InfineonTOC</text:span>. <text:s/>Once inserted use<text:s/><text:span text:style-name="Bold">Add-Ins &gt; Update Doc</text:span><text:s/>to keep it up to date.<text:s/></text:p></text:list-item><text:list-item><text:p text:style-name="P18">Replace the contents of the template with your own words! This text is given for guidance only when creating the document. It is not intended for the end user.<text:s/></text:p></text:list-item></text:list><text:list text:style-name="IFXAttentionList" text:continue-numbering="true"><text:list-item><text:p text:style-name="Attention"><text:s text:c="2"/>This template has a unique disclaimer for Application Notes. It MUST NOT be used for any other document type.</text:p></text:list-item></text:list><text:p text:style-name="Body">This document does not indicate expected content or the order that information should be presented. For expected content, please refer to your department guides or contact the Central Technical Authoring group for assistance (<text:a xlink:href="mailto:ctdd@infineon.com?subject=Template%20assistance" office:target-frame-name="_top" xlink:show="replace"><text:span text:style-name="Hypertext">ctdd@infineon.com</text:span></text:a>).</text:p><text:p text:style-name="CommentText">This template must only be used in conjunction with the macro plugins supplied as part of the download. Refer to the ‘Getting started’ guide for further information.</text:p><text:p text:style-name="CommentText"/><text:p text:style-name="CommentText">TO REMOVE THIS INFORMATION, CLICK TO SELECT IT, THEN GO TO THE ‘Review’ TAB IN WORD, THEN ‘Delete’ IN THE ‘Comments’ BLOCK</text:p></office:annotation>About this document<text:bookmark-end text:name="_Toc385505508"/><text:bookmark-end text:name="_Toc430947631"/><text:bookmark-end text:name="_Toc431284129"/><text:bookmark-end text:name="_Toc431374932"/><text:bookmark-end text:name="_Toc431889535"/><text:bookmark-end text:name="_Toc431980074"/><text:span text:style-name="T19"><office:annotation-end office:name="0"/></text:span><text:bookmark-end text:name="_Toc488846629"/></text:h>
      <text:p text:style-name="Heading">Scope and purpose</text:p>
      <text:p text:style-name="Body">…Texttexttext...</text:p>
      <text:p text:style-name="Heading">Intended audience</text:p>
      <text:p text:style-name="Body">…Texttexttext…<text:s/></text:p>
      <text:p text:style-name="AnchorLine"/>
      <text:section text:name="Sect1" text:style-name="S1">
        <text:h text:style-name="Heading_Preface" text:outline-level="1"><text:bookmark-start text:name="_Toc431889536"/><text:bookmark-start text:name="_Toc431980075"/><text:bookmark-start text:name="_Toc488846630"/><text:bookmark-start text:name="_Toc430947633"/>Table of contents<text:bookmark-end text:name="_Toc431889536"/><text:bookmark-end text:name="_Toc431980075"/><text:bookmark-end text:name="_Toc488846630"/></text:h>
        <text:table-of-content text:name="_TOC6">
          <text:table-of-content-source text:outline-level="4" text:use-outline-level="true" text:use-index-marks="fals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source>
          <text:index-body>
            <text:p text:style-name="TOC1"><text:a xlink:href="#_Toc488846629" office:target-frame-name="_top" xlink:show="replace"><text:span text:style-name="Hyperlink">About this document</text:span><text:tab/>1</text:a></text:p>
            <text:p text:style-name="TOC1"><text:a xlink:href="#_Toc488846630" office:target-frame-name="_top" xlink:show="replace"><text:span text:style-name="Hyperlink">Table of contents</text:span><text:tab/>1</text:a></text:p>
            <text:p text:style-name="TOC1"><text:a xlink:href="#_Toc488846631" office:target-frame-name="_top" xlink:show="replace"><text:span text:style-name="Hyperlink">1</text:span><text:span text:style-name="T20"><text:tab/></text:span><text:span text:style-name="Hyperlink">Heading 1</text:span><text:tab/>2</text:a></text:p>
            <text:p text:style-name="TOC2"><text:a xlink:href="#_Toc488846632" office:target-frame-name="_top" xlink:show="replace"><text:span text:style-name="Hyperlink">1.1</text:span><text:span text:style-name="T21"><text:tab/></text:span><text:span text:style-name="Hyperlink">Heading 2</text:span><text:tab/>2</text:a></text:p>
            <text:p text:style-name="TOC3"><text:a xlink:href="#_Toc488846633" office:target-frame-name="_top" xlink:show="replace"><text:span text:style-name="Hyperlink">1.1.1</text:span><text:span text:style-name="T22"><text:tab/></text:span><text:span text:style-name="Hyperlink">Heading 3</text:span><text:tab/>2</text:a></text:p>
            <text:p text:style-name="TOC4"><text:a xlink:href="#_Toc488846634" office:target-frame-name="_top" xlink:show="replace"><text:span text:style-name="Hyperlink">1.1.1.1</text:span><text:span text:style-name="T23"><text:tab/></text:span><text:span text:style-name="Hyperlink">Heading 4</text:span><text:tab/>2</text:a></text:p>
            <text:p text:style-name="TOC1"><text:a xlink:href="#_Toc488846635" office:target-frame-name="_top" xlink:show="replace"><text:span text:style-name="Hyperlink">Revision history</text:span><text:tab/>2</text:a></text:p>
          </text:index-body>
        </text:table-of-content>
        <text:p text:style-name="Body"/>
        <text:p text:style-name="AnchorLine"/>
      </text:section>
      <text:section text:name="Sect2" text:style-name="S2">
        <text:h text:style-name="Heading1" text:outline-level="1"><text:bookmark-start text:name="_Toc488846631"/><text:bookmark-end text:name="_Toc430947633"/><text:soft-page-break/>Heading 1<text:bookmark-end text:name="_Toc488846631"/><text:s/></text:h>
        <text:list text:style-name="IFXAttentionList" text:continue-numbering="true">
          <text:list-item>
            <text:p text:style-name="Attention">Only<text:s/>use the Add-Ins<text:s/>menu to format your document.</text:p>
          </text:list-item>
        </text:list>
        <text:list text:style-name="IFXNoteList" text:continue-numbering="true">
          <text:list-item>
            <text:p text:style-name="Note">Please read the Getting Started guide to learn how to use the macro’s and styles in this template.</text:p>
          </text:list-item>
        </text:list>
        <text:p text:style-name="Heading">Line numbering</text:p>
        <text:list text:style-name="IFXBulletList" text:continue-numbering="true">
          <text:list-item>
            <text:p text:style-name="P24">To switch Line Numbering on</text:p>
          </text:list-item>
        </text:list>
        <text:list text:style-name="IFXDashIndentedList" text:continue-numbering="true">
          <text:list-item>
            <text:p text:style-name="P25">Page Layout &gt; Line Numbers &gt; Restart Each Page</text:p>
          </text:list-item>
        </text:list>
        <text:list text:style-name="IFXBulletList" text:continue-numbering="true">
          <text:list-item>
            <text:p text:style-name="P26">To switch line numbering off</text:p>
          </text:list-item>
        </text:list>
        <text:list text:style-name="IFXDashIndentedList" text:continue-numbering="true">
          <text:list-item>
            <text:p text:style-name="P27">Page Layout &gt; Line Numbers &gt; None<text:s/></text:p>
          </text:list-item>
        </text:list>
        <text:p text:style-name="Heading">Formatting examples</text:p>
        <text:p text:style-name="AnchorLine"/>
        <table:table table:style-name="Table28">
          <table:table-columns>
            <table:table-column table:style-name="TableColumn29"/>
          </table:table-columns>
          <table:table-row table:style-name="TableRow30">
            <table:table-cell table:style-name="TableCell31">
              <text:p text:style-name="TableCell-c"><text:span text:style-name="T32"><draw:frame draw:style-name="a12" draw:name="Picture 1" text:anchor-type="as-char" svg:x="0in" svg:y="0in" svg:width="1.83333in" svg:height="1.17708in" style:rel-width="scale" style:rel-height="scale"><draw:image xlink:href="media/image4.wmf" xlink:type="simple" xlink:show="embed" xlink:actuate="onLoad"/><svg:title/><svg:desc>Drawing_Placeholder</svg:desc></draw:frame></text:span></text:p>
            </table:table-cell>
          </table:table-row>
        </table:table>
        <text:list text:style-name="IFXFigureTitleList" text:continue-numbering="true">
          <text:list-item>
            <text:p text:style-name="FigureTitle">Example figure</text:p>
          </text:list-item>
        </text:list>
        <text:list text:style-name="IFXTableTitleList" text:continue-numbering="true">
          <text:list-item>
            <text:p text:style-name="TableTitle">Table A</text:p>
          </text:list-item>
        </text:list>
        <table:table table:style-name="Table33">
          <table:table-columns>
            <table:table-column table:style-name="TableColumn34"/>
            <table:table-column table:style-name="TableColumn35"/>
            <table:table-column table:style-name="TableColumn36"/>
            <table:table-column table:style-name="TableColumn37"/>
          </table:table-columns>
          <table:table-header-rows>
            <table:table-row table:style-name="TableRow38">
              <table:table-cell table:style-name="TableCell39">
                <text:p text:style-name="TableHead-l">TableHead-l</text:p>
              </table:table-cell>
              <table:table-cell table:style-name="TableCell40">
                <text:p text:style-name="TableHead">TableHead</text:p>
              </table:table-cell>
              <table:table-cell table:style-name="TableCell41">
                <text:p text:style-name="TableHead">TableHead</text:p>
              </table:table-cell>
              <table:table-cell table:style-name="TableCell42">
                <text:p text:style-name="TableHead-c">TableHead-c</text:p>
              </table:table-cell>
            </table:table-row>
          </table:table-header-rows>
          <table:table-row table:style-name="TableRow43">
            <table:table-cell table:style-name="TableCell44">
              <text:p text:style-name="TableCell-l">TableCell-l</text:p>
            </table:table-cell>
            <table:table-cell table:style-name="TableCell45">
              <text:p text:style-name="TableCell">TableCell</text:p>
            </table:table-cell>
            <table:table-cell table:style-name="TableCell46">
              <text:p text:style-name="TableCell">TableCell</text:p>
            </table:table-cell>
            <table:table-cell table:style-name="TableCell47">
              <text:p text:style-name="TableCell-c">TableCell-c</text:p>
            </table:table-cell>
          </table:table-row>
          <table:table-row table:style-name="TableRow48">
            <table:table-cell table:style-name="TableCell49" table:number-columns-spanned="4">
              <text:p text:style-name="TableCellBold-l">TableCellBold-I</text:p>
            </table:table-cell>
            <table:covered-table-cell/>
            <table:covered-table-cell/>
            <table:covered-table-cell/>
          </table:table-row>
          <table:table-row table:style-name="TableRow50">
            <table:table-cell table:style-name="TableCell51">
              <text:p text:style-name="TableCell-l">TableCell-l</text:p>
            </table:table-cell>
            <table:table-cell table:style-name="TableCell52">
              <text:p text:style-name="TableCell">TableCell</text:p>
            </table:table-cell>
            <table:table-cell table:style-name="TableCell53">
              <text:p text:style-name="TableCellBold">TableCellBold</text:p>
            </table:table-cell>
            <table:table-cell table:style-name="TableCell54">
              <text:p text:style-name="TableCell-c">TableCell-c</text:p>
            </table:table-cell>
          </table:table-row>
        </table:table>
        <text:p text:style-name="P55"/>
        <table:table table:style-name="Table56">
          <table:table-columns>
            <table:table-column table:style-name="TableColumn57"/>
          </table:table-columns>
          <table:table-header-rows>
            <table:table-row table:style-name="TableRow58">
              <table:table-cell table:style-name="TableCell59">
                <text:list text:style-name="LFO28" text:continue-numbering="true">
                  <text:list-item>
                    <text:p text:style-name="CodeTableTitle"/>
                  </text:list-item>
                </text:list>
              </table:table-cell>
            </table:table-row>
          </table:table-header-rows>
          <table:table-row table:style-name="TableRow60">
            <table:table-cell table:style-name="TableCell61">
              <text:list text:style-name="LFO33" text:continue-numbering="true">
                <text:list-item>
                  <text:p text:style-name="CodeInCodeTable">Code in code table</text:p>
                </text:list-item>
              </text:list>
            </table:table-cell>
          </table:table-row>
        </table:table>
        <text:p text:style-name="Body">Body text.</text:p>
        <text:list text:style-name="IFXBulletList" text:continue-numbering="true">
          <text:list-item>
            <text:p text:style-name="P62">A bullet</text:p>
          </text:list-item>
        </text:list>
        <text:list text:style-name="IFXDashIndentedList" text:continue-numbering="true">
          <text:list-item>
            <text:p text:style-name="P63">Dashindented</text:p>
          </text:list-item>
          <text:list-item>
            <text:p text:style-name="P64">Dashindented</text:p>
          </text:list-item>
        </text:list>
        <text:list text:style-name="IFXBulletList" text:continue-numbering="true">
          <text:list-item>
            <text:p text:style-name="P65">A bullet</text:p>
          </text:list-item>
          <text:list-item>
            <text:p text:style-name="P66">A bullet</text:p>
          </text:list-item>
        </text:list>
        <text:h text:style-name="Heading2" text:outline-level="2"><text:bookmark-start text:name="_Toc430947634"/><text:bookmark-start text:name="_Toc431284132"/><text:bookmark-start text:name="_Toc431374935"/><text:bookmark-start text:name="_Toc431889538"/><text:bookmark-start text:name="_Toc431980077"/><text:bookmark-start text:name="_Toc488846632"/>Heading 2<text:bookmark-end text:name="_Toc430947634"/><text:bookmark-end text:name="_Toc431284132"/><text:bookmark-end text:name="_Toc431374935"/><text:bookmark-end text:name="_Toc431889538"/><text:bookmark-end text:name="_Toc431980077"/><text:bookmark-end text:name="_Toc488846632"/><text:s/></text:h>
        <text:p text:style-name="Body">Body text.</text:p>
        <text:p text:style-name="Heading">Heading</text:p>
        <text:p text:style-name="Body">Body text.</text:p>
        <text:soft-page-break/>
        <text:p text:style-name="Body">Body text.</text:p>
        <text:h text:style-name="Heading3" text:outline-level="3"><text:bookmark-start text:name="_Toc430947635"/><text:bookmark-start text:name="_Toc431284133"/><text:bookmark-start text:name="_Toc431374936"/><text:bookmark-start text:name="_Toc431889539"/><text:bookmark-start text:name="_Toc431980078"/><text:bookmark-start text:name="_Toc488846633"/>Heading 3<text:bookmark-end text:name="_Toc430947635"/><text:bookmark-end text:name="_Toc431284133"/><text:bookmark-end text:name="_Toc431374936"/><text:bookmark-end text:name="_Toc431889539"/><text:bookmark-end text:name="_Toc431980078"/><text:bookmark-end text:name="_Toc488846633"/><text:s/></text:h>
        <text:p text:style-name="Body">Body text.</text:p>
        <text:h text:style-name="Heading4" text:outline-level="4"><text:bookmark-start text:name="_Toc430947636"/><text:bookmark-start text:name="_Toc431284134"/><text:bookmark-start text:name="_Toc431374937"/><text:bookmark-start text:name="_Toc431889540"/><text:bookmark-start text:name="_Toc431980079"/><text:bookmark-start text:name="_Toc488846634"/>Heading 4<text:bookmark-end text:name="_Toc430947636"/><text:bookmark-end text:name="_Toc431284134"/><text:bookmark-end text:name="_Toc431374937"/><text:bookmark-end text:name="_Toc431889540"/><text:bookmark-end text:name="_Toc431980079"/><text:bookmark-end text:name="_Toc488846634"/></text:h>
        <text:p text:style-name="Body">Body text.</text:p>
        <text:p text:style-name="Code">// some code</text:p>
        <text:p text:style-name="Code">0110<text:tab/>abcdefghi</text:p>
        <table:table table:style-name="Table67">
          <table:table-columns>
            <table:table-column table:style-name="TableColumn68"/>
          </table:table-columns>
          <table:table-header-rows>
            <table:table-row table:style-name="TableRow69">
              <table:table-cell table:style-name="TableCell70">
                <text:list text:style-name="LFO28" text:continue-numbering="true">
                  <text:list-item>
                    <text:p text:style-name="CodeTableTitle"/>
                  </text:list-item>
                </text:list>
              </table:table-cell>
            </table:table-row>
          </table:table-header-rows>
          <table:table-row table:style-name="TableRow71">
            <table:table-cell table:style-name="TableCell72">
              <text:list text:style-name="LFO33">
                <text:list-item text:start-value="1">
                  <text:p text:style-name="P73"/>
                </text:list-item>
              </text:list>
            </table:table-cell>
          </table:table-row>
        </table:table>
        <text:p text:style-name="Body"/>
        <text:list text:style-name="IFXReferenceList" text:continue-numbering="true">
          <text:list-item>
            <text:p text:style-name="P74">A Reference. See the code examples at<text:s/><text:a xlink:href="http://www.infineon.com/" office:target-frame-name="_top" xlink:show="replace"><text:span text:style-name="Hypertext">www.infineon.com</text:span></text:a></text:p>
          </text:list-item>
        </text:list>
        <text:p text:style-name="Body"/>
        <text:p text:style-name="Body"/>
      </text:section>
      <text:section text:name="Sect3" text:style-name="S3">
        <text:list text:style-name="IFXAttentionList" text:continue-numbering="true">
          <text:list-item>
            <text:p text:style-name="Attention"/>
          </text:list-item>
        </text:list>
        <text:h text:style-name="P75" text:outline-level="1"><text:bookmark-start text:name="_Toc430947637"/><text:bookmark-start text:name="_Toc431284135"/><text:bookmark-start text:name="_Toc431374938"/><text:bookmark-start text:name="_Toc431889541"/><text:bookmark-start text:name="_Toc431980080"/><text:bookmark-start text:name="_Toc488846635"/><text:soft-page-break/>Revision<text:s/>history<text:bookmark-end text:name="_Toc430947637"/><text:bookmark-end text:name="_Toc431284135"/><text:bookmark-end text:name="_Toc431374938"/><text:bookmark-end text:name="_Toc431889541"/><text:bookmark-end text:name="_Toc431980080"/><text:bookmark-end text:name="_Toc488846635"/></text:h>
        <table:table table:style-name="Table76">
          <table:table-columns>
            <table:table-column table:style-name="TableColumn77"/>
            <table:table-column table:style-name="TableColumn78"/>
            <table:table-column table:style-name="TableColumn79"/>
          </table:table-columns>
          <table:table-header-rows>
            <table:table-row table:style-name="TableRow80">
              <table:table-cell table:style-name="TableCell81">
                <text:p text:style-name="TableHead-l">Document version</text:p>
              </table:table-cell>
              <table:table-cell table:style-name="TableCell82">
                <text:p text:style-name="TableHead">Date of release</text:p>
              </table:table-cell>
              <table:table-cell table:style-name="TableCell83">
                <text:p text:style-name="TableHead">Description of changes</text:p>
              </table:table-cell>
            </table:table-row>
          </table:table-header-rows>
          <table:table-row table:style-name="TableRow84">
            <table:table-cell table:style-name="TableCell85">
              <text:p text:style-name="TableCell-l"/>
            </table:table-cell>
            <table:table-cell table:style-name="TableCell86">
              <text:p text:style-name="TableCell"/>
            </table:table-cell>
            <table:table-cell table:style-name="TableCell87">
              <text:p text:style-name="TableCell"/>
            </table:table-cell>
          </table:table-row>
          <table:table-row table:style-name="TableRow88">
            <table:table-cell table:style-name="TableCell89">
              <text:p text:style-name="TableCell-l"/>
            </table:table-cell>
            <table:table-cell table:style-name="TableCell90">
              <text:p text:style-name="TableCell"/>
            </table:table-cell>
            <table:table-cell table:style-name="TableCell91">
              <text:p text:style-name="TableCell"/>
            </table:table-cell>
          </table:table-row>
          <table:table-row table:style-name="TableRow92">
            <table:table-cell table:style-name="TableCell93">
              <text:p text:style-name="TableCell-l"/>
            </table:table-cell>
            <table:table-cell table:style-name="TableCell94">
              <text:p text:style-name="TableCell"/>
            </table:table-cell>
            <table:table-cell table:style-name="TableCell95">
              <text:p text:style-name="TableCell"/>
            </table:table-cell>
          </table:table-row>
        </table:table>
      </text:section>
      <text:soft-page-break/>
      <text:p text:style-name="P96"><text:s/></text:p>
      <text:section text:name="Sect5" text:style-name="S5">
        <text:p text:style-name="LegalHeading"/>
        <text:p text:style-name="LegalHeading"/>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Source Sans Pro" svg:font-family="Source Sans Pro" style:font-family-generic="swiss" style:font-pitch="variable" svg:panose-1="2 11 5 3 3 4 3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ZapfDingbats" svg:font-family="ZapfDingbats" style:font-family-generic="decorative" style:font-pitch="variable" svg:panose-1="0 0 0 0 0 0 0 0 0 0"/>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Source Sans Pro Semibold" svg:font-family="Source Sans Pro Semibold" style:font-family-generic="swiss" style:font-pitch="variable" svg:panose-1="2 11 6 3 3 4 3 2 2 4"/>
    <style:font-face style:name="Courier" svg:font-family="Courier" style:font-family-generic="modern" style:font-pitch="fixed" svg:panose-1="2 7 4 9 2 2 5 2 4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Source Sans Pro"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next-style-name="Body" style:default-outline-level="1">
      <style:paragraph-properties fo:keep-with-next="always" fo:break-before="page" fo:margin-top="0.1666in" fo:margin-bottom="0.0694in" fo:margin-left="0.9847in" fo:text-indent="-0.9847in">
        <style:tab-stops/>
      </style:paragraph-properties>
      <style:text-properties fo:font-weight="bold" style:font-weight-asian="bold" style:letter-kerning="true" fo:font-size="16pt" style:font-size-asian="16pt" style:language-asian="de" style:country-asian="DE" fo:hyphenate="false"/>
    </style:style>
    <style:style style:name="Heading2" style:display-name="Heading 2" style:family="paragraph" style:parent-style-name="Heading1" style:next-style-name="Body" style:default-outline-level="2">
      <style:paragraph-properties fo:break-before="auto" fo:margin-bottom="0.0833in" fo:margin-left="0.9847in" fo:text-indent="-0.9847in">
        <style:tab-stops>
          <style:tab-stop style:type="left" style:position="0in"/>
        </style:tab-stops>
      </style:paragraph-properties>
      <style:text-properties fo:font-size="14pt" style:font-size-asian="14pt" fo:hyphenate="false"/>
    </style:style>
    <style:style style:name="Heading3" style:display-name="Heading 3" style:family="paragraph" style:parent-style-name="Heading1" style:next-style-name="Body" style:default-outline-level="3">
      <style:paragraph-properties fo:break-before="auto" fo:margin-bottom="0.0833in" fo:margin-left="0.9847in" fo:text-indent="-0.9847in">
        <style:tab-stops/>
      </style:paragraph-properties>
      <style:text-properties fo:font-size="14pt" style:font-size-asian="14pt" fo:hyphenate="false"/>
    </style:style>
    <style:style style:name="Heading4" style:display-name="Heading 4" style:family="paragraph" style:parent-style-name="Heading1" style:next-style-name="Body" style:default-outline-level="4">
      <style:paragraph-properties fo:break-before="auto" fo:margin-bottom="0.0833in" fo:margin-left="0.9847in" fo:text-indent="-0.9847in">
        <style:tab-stops>
          <style:tab-stop style:type="left" style:position="0in"/>
        </style:tab-stops>
      </style:paragraph-properties>
      <style:text-properties fo:font-size="14pt" style:font-size-asian="14pt" fo:hyphenate="false"/>
    </style:style>
    <style:style style:name="Heading5" style:display-name="Heading 5" style:family="paragraph" style:parent-style-name="Heading2" style:next-style-name="Body" style:default-outline-level="5">
      <style:text-properties style:font-size-complex="12pt" fo:hyphenate="false"/>
    </style:style>
    <style:style style:name="Heading6" style:display-name="Heading 6" style:family="paragraph" style:parent-style-name="Normal" style:next-style-name="Normal" style:default-outline-level="6">
      <style:paragraph-properties fo:margin-top="0.1666in" fo:margin-bottom="0.0416in"/>
      <style:text-properties fo:font-style="italic" style:font-style-asian="italic" fo:hyphenate="false"/>
    </style:style>
    <style:style style:name="Heading7" style:display-name="Heading 7" style:family="paragraph" style:parent-style-name="Normal" style:next-style-name="Normal" style:default-outline-level="7">
      <style:paragraph-properties fo:margin-top="0.1666in" fo:margin-bottom="0.0416in"/>
      <style:text-properties fo:hyphenate="false"/>
    </style:style>
    <style:style style:name="Heading8" style:display-name="Heading 8" style:family="paragraph" style:parent-style-name="Normal" style:next-style-name="Normal" style:default-outline-level="8">
      <style:paragraph-properties fo:margin-top="0.1666in" fo:margin-bottom="0.0416in"/>
      <style:text-properties fo:font-style="italic" style:font-style-asian="italic" fo:hyphenate="false"/>
    </style:style>
    <style:style style:name="Heading9" style:display-name="Heading 9" style:family="paragraph" style:parent-style-name="Normal" style:next-style-name="Normal" style:default-outline-level="9">
      <style:paragraph-properties fo:margin-top="0.1666in" fo:margin-bottom="0.0416in"/>
      <style:text-properties fo:font-style="italic" style:font-style-asian="italic" fo:font-size="9pt" style:font-size-asian="9pt" fo:hyphenate="false"/>
    </style:style>
    <style:style style:name="Normal" style:display-name="Normal" style:family="paragraph">
      <style:text-properties fo:hyphenate="false"/>
    </style:style>
    <style:style style:name="DefaultParagraphFont" style:display-name="Default Paragraph Font" style:family="text"/>
    <style:style style:name="Body" style:display-name="Body" style:family="paragraph">
      <style:paragraph-properties fo:margin-top="0.1111in" fo:margin-bottom="0.1111in"/>
      <style:text-properties style:language-asian="de" style:country-asian="DE" fo:hyphenate="false"/>
    </style:style>
    <style:style style:name="AnchorLine" style:display-name="AnchorLine" style:family="paragraph" style:parent-style-name="Body" style:next-style-name="Body">
      <style:paragraph-properties fo:keep-with-next="always" fo:margin-top="0.0833in" fo:line-height="0.0138in"/>
      <style:text-properties fo:font-size="3pt" style:font-size-asian="3pt" fo:hyphenate="false"/>
    </style:style>
    <style:style style:name="AlphaContd" style:display-name="AlphaContd" style:family="paragraph" style:parent-style-name="Body" style:list-style-name="IFXAlphaList">
      <style:paragraph-properties fo:margin-top="0.0416in" fo:margin-bottom="0.0416in" fo:margin-left="0.2951in" fo:text-indent="-0.2951in">
        <style:tab-stops/>
      </style:paragraph-properties>
      <style:text-properties fo:hyphenate="false"/>
    </style:style>
    <style:style style:name="FigureTitle" style:display-name="FigureTitle" style:family="paragraph" style:parent-style-name="Body" style:next-style-name="Body" style:list-style-name="IFXFigureTitleList">
      <style:paragraph-properties fo:margin-top="0.0277in" fo:margin-bottom="0.25in" fo:line-height="115%" fo:margin-left="0.9847in" fo:text-indent="-0.9847in">
        <style:tab-stops>
          <style:tab-stop style:type="left" style:position="0in"/>
        </style:tab-stops>
      </style:paragraph-properties>
      <style:text-properties fo:font-weight="bold" style:font-weight-asian="bold" fo:hyphenate="false"/>
    </style:style>
    <style:style style:name="Reference" style:display-name="Reference" style:family="paragraph" style:parent-style-name="Body" style:list-style-name="IFXReferenceList">
      <style:paragraph-properties fo:margin-left="0.3937in" fo:text-indent="-0.3937in">
        <style:tab-stops/>
      </style:paragraph-properties>
      <style:text-properties fo:hyphenate="false"/>
    </style:style>
    <style:style style:name="Superscript" style:display-name="Superscript" style:family="text">
      <style:text-properties style:text-position="super 59%" fo:language="en" fo:country="US"/>
    </style:style>
    <style:style style:name="Note" style:display-name="Note" style:family="paragraph" style:parent-style-name="Body" style:next-style-name="Body" style:list-style-name="IFXNoteList">
      <style:paragraph-properties fo:margin-top="0.2083in" fo:margin-bottom="0.2083in" fo:margin-left="0.9847in" fo:text-indent="-0.9847in">
        <style:tab-stops>
          <style:tab-stop style:type="left" style:position="0in"/>
        </style:tab-stops>
      </style:paragraph-properties>
      <style:text-properties fo:font-style="italic" style:font-style-asian="italic" fo:hyphenate="false"/>
    </style:style>
    <style:style style:name="NumberedContd" style:display-name="NumberedContd" style:family="paragraph" style:parent-style-name="Body" style:list-style-name="IFXNumberedList">
      <style:paragraph-properties fo:margin-top="0.0277in" fo:margin-bottom="0.0277in"/>
      <style:text-properties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Bullet" style:display-name="Bullet" style:family="paragraph" style:parent-style-name="Body" style:list-style-name="IFXBulletList">
      <style:paragraph-properties fo:margin-top="0.0416in" fo:margin-bottom="0.0416in" fo:margin-left="0.1972in" fo:text-indent="-0.1972in">
        <style:tab-stops/>
      </style:paragraph-properties>
      <style:text-properties fo:hyphenate="false"/>
    </style:style>
    <style:style style:name="TableHead" style:display-name="TableHead" style:family="paragraph">
      <style:paragraph-properties fo:margin-top="0.0277in" fo:margin-bottom="0.0138in"/>
      <style:text-properties fo:font-weight="bold" style:font-weight-asian="bold" style:language-asian="de" style:country-asian="DE" fo:hyphenate="false"/>
    </style:style>
    <style:style style:name="TableHead-l" style:display-name="TableHead-l" style:family="paragraph" style:parent-style-name="TableHead">
      <style:paragraph-properties fo:margin-left="-0.059in">
        <style:tab-stops/>
      </style:paragraph-properties>
      <style:text-properties fo:hyphenate="false"/>
    </style:style>
    <style:style style:name="TableHead-c" style:display-name="TableHead-c" style:family="paragraph" style:parent-style-name="TableHead">
      <style:paragraph-properties fo:text-align="center"/>
      <style:text-properties fo:hyphenate="false"/>
    </style:style>
    <style:style style:name="DashIndented" style:display-name="DashIndented" style:family="paragraph" style:parent-style-name="Body" style:list-style-name="IFXDashIndentedList">
      <style:paragraph-properties fo:margin-top="0.0416in" fo:margin-bottom="0.0416in" fo:margin-left="0.3944in" fo:text-indent="-0.1972in">
        <style:tab-stops/>
      </style:paragraph-properties>
      <style:text-properties fo:hyphenate="false"/>
    </style:style>
    <style:style style:name="TableCell" style:display-name="TableCell" style:family="paragraph">
      <style:paragraph-properties fo:margin-top="0.0277in" fo:margin-bottom="0.0138in" fo:margin-right="0.059in"/>
      <style:text-properties style:language-asian="de" style:country-asian="DE" fo:hyphenate="false"/>
    </style:style>
    <style:style style:name="TableCell-l" style:display-name="TableCell-l" style:family="paragraph" style:parent-style-name="TableCell">
      <style:paragraph-properties fo:margin-left="-0.059in">
        <style:tab-stops/>
      </style:paragraph-properties>
      <style:text-properties fo:hyphenate="false"/>
    </style:style>
    <style:style style:name="Subscript" style:display-name="Subscript" style:family="text">
      <style:text-properties style:text-position="sub 59%" fo:language="en" fo:country="US"/>
    </style:style>
    <style:style style:name="Times-italic" style:display-name="Times-italic" style:family="text">
      <style:text-properties style:font-name="Times New Roman" fo:font-style="italic" style:font-style-asian="italic" fo:language="en" fo:country="US"/>
    </style:style>
    <style:style style:name="Footer" style:display-name="Footer" style:family="paragraph">
      <style:paragraph-properties>
        <style:tab-stops>
          <style:tab-stop style:type="center" style:position="3.5437in"/>
          <style:tab-stop style:type="right" style:position="7.0875in"/>
        </style:tab-stops>
      </style:paragraph-properties>
      <style:text-properties fo:font-size="9pt" style:font-size-asian="9pt" style:language-asian="de" style:country-asian="DE" fo:hyphenate="false"/>
    </style:style>
    <style:style style:name="Heading" style:display-name="Heading" style:family="paragraph" style:parent-style-name="Body" style:next-style-name="Body">
      <style:paragraph-properties fo:keep-with-next="always" fo:margin-top="0.1805in" fo:margin-bottom="0.0555in"/>
      <style:text-properties fo:font-weight="bold" style:font-weight-asian="bold" fo:hyphenate="false"/>
    </style:style>
    <style:style style:name="Bold" style:display-name="Bold" style:family="text">
      <style:text-properties fo:font-weight="bold" style:font-weight-asian="bold" fo:language="en" fo:country="US"/>
    </style:style>
    <style:style style:name="TableCell-c" style:display-name="TableCell-c" style:family="paragraph" style:parent-style-name="TableCell">
      <style:paragraph-properties fo:text-align="center"/>
      <style:text-properties fo:hyphenate="false"/>
    </style:style>
    <style:style style:name="TableTitle" style:display-name="TableTitle" style:family="paragraph" style:parent-style-name="Body" style:next-style-name="Body" style:list-style-name="IFXTableTitleList">
      <style:paragraph-properties fo:margin-top="0.1805in" fo:margin-bottom="0.0277in" fo:margin-left="0.9847in" fo:text-indent="-0.9847in">
        <style:tab-stops>
          <style:tab-stop style:type="left" style:position="0in"/>
        </style:tab-stops>
      </style:paragraph-properties>
      <style:text-properties fo:font-weight="bold" style:font-weight-asian="bold"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Underline" style:display-name="Underline" style:family="text">
      <style:text-properties style:text-underline-type="single" style:text-underline-style="solid" style:text-underline-width="auto" style:text-underline-mode="continuous" fo:language="en" fo:country="US"/>
    </style:style>
    <style:style style:name="TOC2" style:display-name="TOC 2" style:family="paragraph" style:parent-style-name="Normal" style:next-style-name="Normal">
      <style:paragraph-properties fo:margin-left="0.7875in" fo:text-indent="-0.7875in">
        <style:tab-stops>
          <style:tab-stop style:type="right" style:leader-style="dotted" style:leader-text="." style:position="6.3in"/>
        </style:tab-stops>
      </style:paragraph-properties>
      <style:text-properties fo:hyphenate="false"/>
    </style:style>
    <style:style style:name="TOC1" style:display-name="TOC 1" style:family="paragraph" style:parent-style-name="Normal" style:next-style-name="Normal">
      <style:paragraph-properties fo:margin-top="0.0416in" fo:margin-left="0.3937in" fo:text-indent="-0.3937in">
        <style:tab-stops>
          <style:tab-stop style:type="right" style:leader-style="dotted" style:leader-text="." style:position="6.6937in"/>
        </style:tab-stops>
      </style:paragraph-properties>
      <style:text-properties fo:font-weight="bold" style:font-weight-asian="bold" fo:hyphenate="false"/>
    </style:style>
    <style:style style:name="TOC3" style:display-name="TOC 3" style:family="paragraph" style:parent-style-name="Normal" style:next-style-name="Normal">
      <style:paragraph-properties fo:margin-left="0.9847in" fo:text-indent="-0.9847in">
        <style:tab-stops>
          <style:tab-stop style:type="right" style:leader-style="dotted" style:leader-text="." style:position="6.1027in"/>
        </style:tab-stops>
      </style:paragraph-properties>
      <style:text-properties fo:hyphenate="false"/>
    </style:style>
    <style:style style:name="TOC4" style:display-name="TOC 4" style:family="paragraph" style:parent-style-name="Normal" style:next-style-name="Normal">
      <style:paragraph-properties fo:margin-left="1.1812in" fo:text-indent="-1.1812in">
        <style:tab-stops>
          <style:tab-stop style:type="right" style:leader-style="dotted" style:leader-text="." style:position="5.9062in"/>
        </style:tab-stops>
      </style:paragraph-properties>
      <style:text-properties fo:hyphenate="false"/>
    </style:style>
    <style:style style:name="NoteNumContd" style:display-name="NoteNumContd" style:family="paragraph" style:parent-style-name="Normal" style:list-style-name="IFXNoteNumList">
      <style:paragraph-properties fo:text-align="justify" fo:margin-top="0.0277in" fo:margin-bottom="0.0277in" fo:margin-left="0.2958in" fo:text-indent="-0.2958in">
        <style:tab-stops/>
      </style:paragraph-properties>
      <style:text-properties fo:font-style="italic" style:font-style-asian="italic" fo:hyphenate="false"/>
    </style:style>
    <style:style style:name="Headline1" style:display-name="Headline1" style:family="paragraph">
      <style:paragraph-properties>
        <style:tab-stops>
          <style:tab-stop style:type="right" style:position="6.6937in"/>
        </style:tab-stops>
      </style:paragraph-properties>
      <style:text-properties fo:font-weight="bold" style:font-weight-asian="bold" fo:font-size="14pt" style:font-size-asian="14pt" style:language-asian="de" style:country-asian="DE" fo:hyphenate="false"/>
    </style:style>
    <style:style style:name="Headline2" style:display-name="Headline2" style:family="paragraph" style:parent-style-name="Headline1">
      <style:paragraph-properties fo:margin-top="0.0277in">
        <style:tab-stops>
          <style:tab-stop style:type="right" style:position="6.8909in"/>
        </style:tab-stops>
      </style:paragraph-properties>
      <style:text-properties fo:font-size="11pt" style:font-size-asian="11pt" fo:hyphenate="false"/>
    </style:style>
    <style:style style:name="FootnoteText" style:display-name="Footnote Text" style:family="paragraph" style:parent-style-name="Body">
      <style:paragraph-properties fo:margin-top="0in" fo:margin-bottom="0.0277in" fo:margin-left="0.1972in" fo:text-indent="-0.1972in">
        <style:tab-stops>
          <style:tab-stop style:type="left" style:position="0in"/>
        </style:tab-stops>
      </style:paragraph-properties>
      <style:text-properties fo:font-size="9pt" style:font-size-asian="9pt" fo:hyphenate="false"/>
    </style:style>
    <style:style style:name="FootnoteReference" style:display-name="Footnote Reference" style:family="text">
      <style:text-properties style:text-position="super 59%"/>
    </style:style>
    <style:style style:name="Symbol" style:display-name="Symbol" style:family="text">
      <style:text-properties style:font-name="Symbol" fo:language="en" fo:country="US"/>
    </style:style>
    <style:style style:name="EndnoteReference" style:display-name="Endnote Reference" style:family="text">
      <style:text-properties style:text-position="super 59%"/>
    </style:style>
    <style:style style:name="ZapfDingbats" style:display-name="ZapfDingbats" style:family="text">
      <style:text-properties style:font-name="ZapfDingbats" fo:language="en" fo:country="US"/>
    </style:style>
    <style:style style:name="Hypertext" style:display-name="Hypertext" style:family="text">
      <style:text-properties fo:font-weight="bold" style:font-weight-asian="bold" fo:color="#0000FF" fo:language="en" fo:country="US"/>
    </style:style>
    <style:style style:name="Deleted" style:display-name="Deleted" style:family="text">
      <style:text-properties style:text-line-through-style="solid" style:text-line-through-width="auto" style:text-line-through-color="font-color" style:text-line-through-mode="continuous" style:text-line-through-type="single" fo:color="#FF0000" style:text-position="0% 100%" fo:language="en" fo:country="US"/>
    </style:style>
    <style:style style:name="Inserted" style:display-name="Inserted" style:family="text">
      <style:text-properties style:text-line-through-type="none" fo:color="#FF0000" style:text-position="0% 100%" style:text-underline-type="single" style:text-underline-style="solid" style:text-underline-width="auto" style:text-underline-mode="continuous" fo:language="en" fo:country="US"/>
    </style:style>
    <style:style style:name="CodeFragment" style:display-name="CodeFragment" style:family="text">
      <style:text-properties style:font-name="Courier New" style:text-position="0% 100%" fo:font-size="10pt" style:font-size-asian="10pt" style:font-size-complex="10pt" fo:language="en" fo:country="US"/>
    </style:style>
    <style:style style:name="Attention" style:display-name="Attention" style:family="paragraph" style:parent-style-name="Body" style:next-style-name="Body" style:list-style-name="IFXAttentionList">
      <style:paragraph-properties fo:margin-top="0.2083in" fo:margin-bottom="0.2083in" fo:margin-left="0.9847in" fo:text-indent="-0.9847in">
        <style:tab-stops>
          <style:tab-stop style:type="left" style:position="0in"/>
        </style:tab-stops>
      </style:paragraph-properties>
      <style:text-properties fo:font-weight="bold" style:font-weight-asian="bold" fo:font-style="italic" style:font-style-asian="italic" fo:hyphenate="false"/>
    </style:style>
    <style:style style:name="Code" style:display-name="Code" style:family="paragraph" style:parent-style-name="Body">
      <style:paragraph-properties fo:margin-top="0.0694in" fo:margin-bottom="0.0694in">
        <style:tab-stops>
          <style:tab-stop style:type="left" style:position="0.5909in"/>
          <style:tab-stop style:type="left" style:position="1.1812in"/>
          <style:tab-stop style:type="left" style:position="1.7722in"/>
          <style:tab-stop style:type="left" style:position="2.3625in"/>
          <style:tab-stop style:type="left" style:position="2.9534in"/>
          <style:tab-stop style:type="left" style:position="3.5437in"/>
          <style:tab-stop style:type="left" style:position="4.1347in"/>
          <style:tab-stop style:type="left" style:position="4.725in"/>
          <style:tab-stop style:type="left" style:position="5.3159in"/>
          <style:tab-stop style:type="left" style:position="5.9062in"/>
          <style:tab-stop style:type="left" style:position="6.4972in"/>
        </style:tab-stops>
      </style:paragraph-properties>
      <style:text-properties style:font-name="Courier New" fo:hyphenate="false"/>
    </style:style>
    <style:style style:name="Heading_Preface" style:display-name="Heading_Preface" style:family="paragraph" style:parent-style-name="Body" style:next-style-name="Body" style:default-outline-level="1">
      <style:paragraph-properties fo:keep-with-next="always" fo:margin-top="0.25in" fo:margin-bottom="0.0694in"/>
      <style:text-properties fo:font-weight="bold" style:font-weight-asian="bold" style:letter-kerning="true" fo:font-size="14pt" style:font-size-asian="14pt" fo:hyphenate="false"/>
    </style:style>
    <style:style style:name="TableCell-Indent" style:display-name="TableCell-Indent" style:family="paragraph" style:parent-style-name="TableCell">
      <style:paragraph-properties fo:margin-left="0.3541in" fo:text-indent="-0.3541in">
        <style:tab-stops>
          <style:tab-stop style:type="left" style:position="0in"/>
        </style:tab-stops>
      </style:paragraph-properties>
      <style:text-properties fo:hyphenate="false"/>
    </style:style>
    <style:style style:name="TableCellBold" style:display-name="TableCellBold" style:family="paragraph" style:parent-style-name="TableCell">
      <style:text-properties fo:font-weight="bold" style:font-weight-asian="bold" fo:hyphenate="false"/>
    </style:style>
    <style:style style:name="TableCellBold-l" style:display-name="TableCellBold-l" style:family="paragraph" style:parent-style-name="TableCell">
      <style:paragraph-properties fo:margin-left="-0.059in">
        <style:tab-stops/>
      </style:paragraph-properties>
      <style:text-properties fo:font-weight="bold" style:font-weight-asian="bold" fo:hyphenate="false"/>
    </style:style>
    <style:style style:name="HeaderChar" style:display-name="Header Char" style:family="text">
      <style:text-properties fo:font-size="11pt" style:font-size-asian="11pt" style:font-size-complex="11pt"/>
    </style:style>
    <style:style style:name="PageNumber" style:display-name="Page Number" style:family="text">
      <style:text-properties fo:language="en" fo:country="US"/>
    </style:style>
    <style:style style:name="headspacer" style:display-name="headspacer" style:family="paragraph" style:parent-style-name="AnchorLine">
      <style:paragraph-properties fo:margin-top="0in" fo:margin-bottom="0in"/>
      <style:text-properties fo:hyphenate="false"/>
    </style:style>
    <style:style style:name="DocumentMap" style:display-name="Document Map" style:family="paragraph" style:parent-style-name="Normal">
      <style:paragraph-properties fo:background-color="#000080"/>
      <style:text-properties style:font-name="Tahoma" style:font-name-asian="SimSun" style:language-asian="zh" style:country-asian="CN" fo:hyphenate="false"/>
    </style:style>
    <style:style style:name="CoverTitleContinued" style:display-name="CoverTitleContinued" style:family="paragraph" style:parent-style-name="Body">
      <style:paragraph-properties style:text-autospace="none" style:snap-to-layout-grid="false" fo:margin-bottom="0.2777in"/>
      <style:text-properties fo:font-weight="bold" style:font-weight-asian="bold" fo:letter-spacing="0.0138in" fo:font-size="14pt" style:font-size-asian="14pt" style:font-size-complex="14pt" fo:hyphenate="false"/>
    </style:style>
    <style:style style:name="FollowedHyperlink" style:display-name="FollowedHyperlink" style:family="text">
      <style:text-properties fo:color="#800080" style:text-underline-type="single" style:text-underline-style="solid" style:text-underline-width="auto" style:text-underline-mode="continuous"/>
    </style:style>
    <style:style style:name="TOC5" style:display-name="TOC 5" style:family="paragraph" style:parent-style-name="TOC1" style:next-style-name="Body">
      <style:paragraph-properties fo:margin-top="0.0277in"/>
      <style:text-properties fo:hyphenate="false"/>
    </style:style>
    <style:style style:name="TOC6" style:display-name="TOC 6" style:family="paragraph" style:parent-style-name="TOC1" style:next-style-name="Normal" style:auto-update="true">
      <style:paragraph-properties fo:margin-left="0in" fo:text-indent="0in">
        <style:tab-stops>
          <style:tab-stop style:type="right" style:leader-style="dotted" style:leader-text="." style:position="6.8833in"/>
          <style:tab-stop style:type="right" style:leader-style="dotted" style:leader-text="." style:position="7.0875in"/>
        </style:tab-stops>
      </style:paragraph-properties>
      <style:text-properties fo:hyphenate="false"/>
    </style:style>
    <style:style style:name="TOC7" style:display-name="TOC 7" style:family="paragraph" style:parent-style-name="Normal" style:next-style-name="Normal" style:auto-update="true">
      <style:paragraph-properties fo:margin-left="1.0833in">
        <style:tab-stops/>
      </style:paragraph-properties>
      <style:text-properties fo:hyphenate="false"/>
    </style:style>
    <style:style style:name="TOC8" style:display-name="TOC 8" style:family="paragraph" style:parent-style-name="Normal" style:next-style-name="Normal" style:auto-update="true">
      <style:paragraph-properties fo:margin-left="1.2638in">
        <style:tab-stops/>
      </style:paragraph-properties>
      <style:text-properties fo:hyphenate="false"/>
    </style:style>
    <style:style style:name="TOC9" style:display-name="TOC 9" style:family="paragraph" style:parent-style-name="Normal" style:next-style-name="Normal" style:auto-update="true">
      <style:paragraph-properties fo:margin-left="1.4444in">
        <style:tab-stops/>
      </style:paragraph-properties>
      <style:text-properties fo:hyphenate="false"/>
    </style:style>
    <style:style style:name="WW_CharLFO2LVL1" style:family="text">
      <style:text-properties style:font-name="Arial" fo:font-weight="normal" style:font-weight-asian="normal" fo:font-style="normal" style:font-style-asian="normal" fo:font-size="10pt" style:font-size-asian="10pt"/>
    </style:style>
    <text:list-style style:name="IFXNumberedList" style:display-name="IFX Numbered List">
      <text:list-level-style-number text:level="1" text:style-name="WW_CharLFO2LVL1" style:num-suffix="." style:num-format="1">
        <style:list-level-properties text:space-before="0in" text:min-label-width="0.2166in" text:list-level-position-and-space-mode="label-alignment">
          <style:list-level-label-alignment text:label-followed-by="listtab" fo:margin-left="0.2166in" fo:text-indent="-0.216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Emphasis" style:display-name="Emphasis" style:family="text">
      <style:text-properties fo:font-style="italic" style:font-style-asian="italic" style:font-style-complex="italic" fo:language="en" fo:country="US"/>
    </style:style>
    <style:style style:name="RegName" style:display-name="RegName" style:family="paragraph" style:parent-style-name="RegShortcut">
      <style:paragraph-properties>
        <style:tab-stops>
          <style:tab-stop style:type="center" style:position="3.4451in"/>
          <style:tab-stop style:type="right" style:position="6.8909in"/>
        </style:tab-stops>
      </style:paragraph-properties>
      <style:text-properties fo:hyphenate="false"/>
    </style:style>
    <style:style style:name="RegShortcut" style:display-name="RegShortcut" style:family="paragraph" style:parent-style-name="Body">
      <style:paragraph-properties fo:margin-top="0in" fo:margin-bottom="0in" fo:line-height="0.1527in"/>
      <style:text-properties fo:font-weight="bold" style:font-weight-asian="bold" style:language-asian="zh" style:country-asian="CN" fo:hyphenate="false"/>
    </style:style>
    <style:style style:name="RegIndex" style:display-name="RegIndex" style:family="paragraph" style:parent-style-name="Body">
      <style:paragraph-properties fo:text-align="center" fo:margin-top="0in" fo:margin-bottom="0in" fo:line-height="0.1388in"/>
      <style:text-properties fo:font-size="9pt" style:font-size-asian="9pt" style:font-size-complex="9pt" style:language-asian="zh" style:country-asian="CN" fo:hyphenate="false"/>
    </style:style>
    <style:style style:name="RegOverviewBit" style:display-name="RegOverviewBit" style:family="paragraph" style:parent-style-name="Body">
      <style:paragraph-properties fo:text-align="center" fo:margin-top="0in" fo:margin-bottom="0in" fo:line-height="0.1111in"/>
      <style:text-properties fo:font-weight="bold" style:font-weight-asian="bold" fo:font-size="9pt" style:font-size-asian="9pt" style:language-asian="zh" style:country-asian="CN" fo:hyphenate="false"/>
    </style:style>
    <style:style style:name="RegAccess" style:display-name="RegAccess" style:family="paragraph" style:parent-style-name="Body">
      <style:paragraph-properties fo:text-align="center" fo:margin-top="0in" fo:margin-bottom="0in" fo:line-height="0.1111in"/>
      <style:text-properties fo:font-size="9pt" style:font-size-asian="9pt" style:language-asian="zh" style:country-asian="CN" fo:hyphenate="false"/>
    </style:style>
    <style:style style:name="RegEmptyCell" style:display-name="RegEmptyCell" style:family="paragraph" style:parent-style-name="Body">
      <style:paragraph-properties fo:text-align="center" fo:margin-top="0in" fo:margin-bottom="0in" fo:line-height="0.0555in"/>
      <style:text-properties fo:font-size="3pt" style:font-size-asian="3pt" style:language-asian="zh" style:country-asian="CN"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CommentText" style:display-name="Comment Text" style:family="paragraph" style:parent-style-name="Normal">
      <style:text-properties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EndnoteText" style:display-name="Endnote Text" style:family="paragraph" style:parent-style-name="Normal">
      <style:text-properties fo:hyphenate="false"/>
    </style:style>
    <style:style style:name="Strong" style:display-name="Strong" style:family="text">
      <style:text-properties fo:font-weight="bold" style:font-weight-asian="bold" style:font-weight-complex="bold" fo:language="en" fo:country="US"/>
    </style:style>
    <style:style style:name="Subtitle" style:display-name="Subtitle" style:family="paragraph" style:parent-style-name="Normal" style:next-style-name="Normal" style:default-outline-level="2">
      <style:paragraph-properties fo:text-align="center" fo:margin-bottom="0.0416in"/>
      <style:text-properties style:font-name="Cambria" fo:font-size="12pt" style:font-size-asian="12pt" style:font-size-complex="12pt" fo:hyphenate="false"/>
    </style:style>
    <style:style style:name="Index1" style:display-name="Index 1" style:family="paragraph" style:parent-style-name="Normal" style:next-style-name="Normal" style:auto-update="true">
      <style:paragraph-properties fo:margin-left="0.1805in" fo:text-indent="-0.1805in">
        <style:tab-stops/>
      </style:paragraph-properties>
      <style:text-properties fo:hyphenate="false"/>
    </style:style>
    <style:style style:name="Index2" style:display-name="Index 2" style:family="paragraph" style:parent-style-name="Normal" style:next-style-name="Normal" style:auto-update="true">
      <style:paragraph-properties fo:margin-left="0.3611in" fo:text-indent="-0.1805in">
        <style:tab-stops/>
      </style:paragraph-properties>
      <style:text-properties fo:hyphenate="false"/>
    </style:style>
    <style:style style:name="Index3" style:display-name="Index 3" style:family="paragraph" style:parent-style-name="Normal" style:next-style-name="Normal" style:auto-update="true">
      <style:paragraph-properties fo:margin-left="0.5416in" fo:text-indent="-0.1805in">
        <style:tab-stops/>
      </style:paragraph-properties>
      <style:text-properties fo:hyphenate="false"/>
    </style:style>
    <style:style style:name="Index4" style:display-name="Index 4" style:family="paragraph" style:parent-style-name="Normal" style:next-style-name="Normal" style:auto-update="true">
      <style:paragraph-properties fo:margin-left="0.7222in" fo:text-indent="-0.1805in">
        <style:tab-stops/>
      </style:paragraph-properties>
      <style:text-properties fo:hyphenate="false"/>
    </style:style>
    <style:style style:name="Index5" style:display-name="Index 5" style:family="paragraph" style:parent-style-name="Normal" style:next-style-name="Normal" style:auto-update="true">
      <style:paragraph-properties fo:margin-left="0.9027in" fo:text-indent="-0.1805in">
        <style:tab-stops/>
      </style:paragraph-properties>
      <style:text-properties fo:hyphenate="false"/>
    </style:style>
    <style:style style:name="Index6" style:display-name="Index 6" style:family="paragraph" style:parent-style-name="Normal" style:next-style-name="Normal" style:auto-update="true">
      <style:paragraph-properties fo:margin-left="1.0833in" fo:text-indent="-0.1805in">
        <style:tab-stops/>
      </style:paragraph-properties>
      <style:text-properties fo:hyphenate="false"/>
    </style:style>
    <style:style style:name="Index7" style:display-name="Index 7" style:family="paragraph" style:parent-style-name="Normal" style:next-style-name="Normal" style:auto-update="true">
      <style:paragraph-properties fo:margin-left="1.2638in" fo:text-indent="-0.1805in">
        <style:tab-stops/>
      </style:paragraph-properties>
      <style:text-properties fo:hyphenate="false"/>
    </style:style>
    <style:style style:name="Index8" style:display-name="Index 8" style:family="paragraph" style:parent-style-name="Normal" style:next-style-name="Normal" style:auto-update="true">
      <style:paragraph-properties fo:margin-left="1.4444in" fo:text-indent="-0.1805in">
        <style:tab-stops/>
      </style:paragraph-properties>
      <style:text-properties fo:hyphenate="false"/>
    </style:style>
    <style:style style:name="Index9" style:display-name="Index 9" style:family="paragraph" style:parent-style-name="Normal" style:next-style-name="Normal" style:auto-update="true">
      <style:paragraph-properties fo:margin-left="1.625in" fo:text-indent="-0.1805in">
        <style:tab-stops/>
      </style:paragraph-properties>
      <style:text-properties fo:hyphenate="false"/>
    </style:style>
    <style:style style:name="IndexHeading" style:display-name="Index Heading" style:family="paragraph" style:parent-style-name="Normal" style:next-style-name="Index1">
      <style:text-properties style:font-name-complex="Arial" fo:font-weight="bold" style:font-weight-asian="bold" style:font-weight-complex="bold" fo:hyphenate="false"/>
    </style:style>
    <style:style style:name="SubtitleChar" style:display-name="Subtitle Char" style:family="text">
      <style:text-properties style:font-name="Cambria" style:font-name-asian="Times New Roman" style:font-name-complex="Times New Roman" fo:font-size="12pt" style:font-size-asian="12pt" style:font-size-complex="12pt" fo:language="en" fo:country="US"/>
    </style:style>
    <style:style style:name="Title" style:display-name="Title" style:family="paragraph" style:parent-style-name="Normal" style:next-style-name="Normal" style:default-outline-level="1">
      <style:paragraph-properties fo:text-align="center" fo:margin-top="0.1666in" fo:margin-bottom="0.0416in"/>
      <style:text-properties fo:font-weight="bold" style:font-weight-asian="bold" style:font-weight-complex="bold" style:letter-kerning="true" fo:font-size="16pt" style:font-size-asian="16pt" style:font-size-complex="16pt" fo:hyphenate="false"/>
    </style:style>
    <style:style style:name="TitleChar" style:display-name="Title Char" style:family="text">
      <style:text-properties style:font-name-asian="Times New Roman" style:font-name-complex="Times New Roman" fo:font-weight="bold" style:font-weight-asian="bold" style:font-weight-complex="bold" style:letter-kerning="true" fo:font-size="16pt" style:font-size-asian="16pt" style:font-size-complex="16pt" fo:language="en" fo:country="US"/>
    </style:style>
    <style:style style:name="MacroText" style:display-name="Macro Text" style:family="paragraph">
      <style:paragraph-properties>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style:font-name-complex="Courier New" fo:hyphenate="false"/>
    </style:style>
    <style:style style:name="MessageHeader" style:display-name="Message Header" style:family="paragraph" style:parent-style-name="Normal">
      <style:paragraph-properties fo:border="0.0104in solid #000000" fo:padding="0.0138in" style:shadow="none" fo:margin-left="0.7875in" fo:text-indent="-0.7875in">
        <style:tab-stops/>
      </style:paragraph-properties>
      <style:text-properties style:font-name-complex="Arial" fo:font-size="12pt" style:font-size-asian="12pt" style:font-size-complex="12pt" fo:hyphenate="false"/>
    </style:style>
    <style:style style:name="TableofAuthorities" style:display-name="Table of Authorities" style:family="paragraph" style:parent-style-name="Normal" style:next-style-name="Normal">
      <style:paragraph-properties fo:margin-left="0.1805in" fo:text-indent="-0.1805in">
        <style:tab-stops/>
      </style:paragraph-properties>
      <style:text-properties fo:hyphenate="false"/>
    </style:style>
    <style:style style:name="TableofFigures" style:display-name="Table of Figures" style:family="paragraph" style:parent-style-name="Normal" style:next-style-name="Normal">
      <style:paragraph-properties fo:margin-top="0.0555in" fo:margin-left="0.7479in" fo:text-indent="-0.7479in">
        <style:tab-stops>
          <style:tab-stop style:type="left" style:position="0in"/>
          <style:tab-stop style:type="right" style:leader-style="dotted" style:leader-text="." style:position="6.143in"/>
        </style:tab-stops>
      </style:paragraph-properties>
      <style:text-properties style:font-name-complex="Arial" fo:hyphenate="false"/>
    </style:style>
    <style:style style:name="TOAHeading" style:display-name="TOA Heading" style:family="paragraph" style:parent-style-name="Normal" style:next-style-name="Normal">
      <style:paragraph-properties fo:margin-top="0.0833in"/>
      <style:text-properties style:font-name-complex="Arial" fo:font-weight="bold" style:font-weight-asian="bold" style:font-weight-complex="bold" fo:font-size="12pt" style:font-size-asian="12pt" style:font-size-complex="12pt" fo:hyphenate="false"/>
    </style:style>
    <style:style style:name="WW_CharLFO3LVL1" style:family="text">
      <style:text-properties style:font-name="Arial" style:font-name-complex="Arial" fo:font-weight="normal" style:font-weight-asian="normal" fo:font-style="normal" style:font-style-asian="normal" fo:font-size="10pt" style:font-size-asian="10pt"/>
    </style:style>
    <text:list-style style:name="IFXAlphaList" style:display-name="IFX Alpha List">
      <text:list-level-style-number text:level="1" text:style-name="WW_CharLFO3LVL1" style:num-suffix=")" style:num-format="a" style:num-letter-sync="true">
        <style:list-level-properties text:space-before="0.2166in" text:min-label-width="0.1576in" text:list-level-position-and-space-mode="label-alignment">
          <style:list-level-label-alignment text:label-followed-by="listtab" fo:margin-left="0.3743in" fo:text-indent="-0.157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2LVL1" style:family="text">
      <style:text-properties style:font-name="Arial" fo:font-weight="bold" style:font-weight-asian="bold" fo:font-style="italic" style:font-style-asian="italic" fo:font-size="10pt" style:font-size-asian="10pt"/>
    </style:style>
    <text:list-style style:name="IFXAttentionList" style:display-name="IFX Attention List">
      <text:list-level-style-number text:level="1" text:style-name="WW_CharLFO32LVL1" style:num-prefix="Attention:" style:num-format="">
        <style:list-level-properties text:space-before="0in" text:min-label-width="0.6888in" text:list-level-position-and-space-mode="label-alignment">
          <style:list-level-label-alignment text:label-followed-by="listtab" fo:margin-left="0.6888in" fo:text-indent="-0.6888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LVL1" style:family="text">
      <style:text-properties style:font-name="Symbol" fo:font-weight="normal" style:font-weight-asian="normal" fo:font-style="normal" style:font-style-asian="normal" fo:font-size="10pt" style:font-size-asian="10pt"/>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IFXBulletList" style:display-name="IFX Bullet List">
      <text:list-level-style-bullet text:level="1" text:style-name="WW_CharLFO5LVL1" text:bullet-char="">
        <style:list-level-properties text:space-before="0in" text:min-label-width="0.2166in" text:list-level-position-and-space-mode="label-alignment">
          <style:list-level-label-alignment text:label-followed-by="listtab" fo:margin-left="0.2166in" fo:text-indent="-0.2166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Arial" fo:font-size="10pt" style:font-size-asian="10pt"/>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IFXDashIndentedList" style:display-name="IFX DashIndented List">
      <text:list-level-style-bullet text:level="1" text:style-name="WW_CharLFO6LVL1" text:bullet-char="−">
        <style:list-level-properties text:space-before="0.2166in" text:min-label-width="0.1576in" text:list-level-position-and-space-mode="label-alignment">
          <style:list-level-label-alignment text:label-followed-by="listtab" fo:margin-left="0.3743in" fo:text-indent="-0.1576in"/>
        </style:list-level-properties>
        <style:text-properties style:font-name="Aria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0LVL1" style:family="text">
      <style:text-properties style:font-name="Arial" fo:font-weight="bold" style:font-weight-asian="bold" fo:font-style="normal" style:font-style-asian="normal" fo:font-size="10pt" style:font-size-asian="10pt"/>
    </style:style>
    <text:list-style style:name="IFXFigureTitleList" style:display-name="IFX FigureTitle List">
      <text:list-level-style-number text:level="1" text:style-name="WW_CharLFO30LVL1" style:num-prefix="Figure " style:num-format="1">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1LVL1" style:family="text">
      <style:text-properties style:font-name="Arial" fo:font-weight="normal" style:font-weight-asian="normal" fo:font-style="italic" style:font-style-asian="italic" fo:font-size="10pt" style:font-size-asian="10pt"/>
    </style:style>
    <text:list-style style:name="IFXNoteList" style:display-name="IFX Note List">
      <text:list-level-style-number text:level="1" text:style-name="WW_CharLFO31LVL1" style:num-prefix="Note:" style:num-format="">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9LVL1" style:family="text">
      <style:text-properties style:font-name="Arial" fo:font-weight="normal" style:font-weight-asian="normal" fo:font-style="italic" style:font-style-asian="italic" fo:text-transform="none" fo:font-variant="normal" style:text-line-through-type="none" text:display="true" fo:color="#000000" style:text-position="0% 100%" fo:font-size="10pt" style:font-size-asian="10pt"/>
    </style:style>
    <text:list-style style:name="IFXNoteNumList" style:display-name="IFX NoteNum List">
      <text:list-level-style-number text:level="1" text:style-name="WW_CharLFO9LVL1" style:num-suffix="." style:num-format="1">
        <style:list-level-properties text:space-before="0in" text:min-label-width="0.2166in" text:list-level-position-and-space-mode="label-alignment">
          <style:list-level-label-alignment text:label-followed-by="listtab" fo:margin-left="0.2166in" fo:text-indent="-0.2166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9LVL1" style:family="text">
      <style:text-properties style:font-name="Arial" fo:font-weight="normal" style:font-weight-asian="normal" fo:font-style="normal" style:font-style-asian="normal" style:text-line-through-type="none" style:text-position="0% 100%" fo:font-size="10pt" style:font-size-asian="10pt"/>
    </style:style>
    <text:list-style style:name="IFXReferenceList" style:display-name="IFX Reference List">
      <text:list-level-style-number text:level="1" text:style-name="WW_CharLFO19LVL1" style:num-prefix="[" style:num-suffix="]"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9LVL1" style:family="text">
      <style:text-properties style:font-name="Arial" fo:font-weight="bold" style:font-weight-asian="bold" fo:font-style="normal" style:font-style-asian="normal" fo:font-size="10pt" style:font-size-asian="10pt"/>
    </style:style>
    <text:list-style style:name="IFXTableTitleList" style:display-name="IFX TableTitle List">
      <text:list-level-style-number text:level="1" text:style-name="WW_CharLFO29LVL1" style:num-prefix="Table " style:num-format="1">
        <style:list-level-properties text:space-before="-0.059in" text:min-label-width="0.9055in" text:list-level-position-and-space-mode="label-alignment">
          <style:list-level-label-alignment text:label-followed-by="listtab" fo:margin-left="0.8465in" fo:text-indent="-0.905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BodyChar" style:display-name="Body Char" style:family="text">
      <style:text-properties style:language-asian="de" style:country-asian="DE"/>
    </style:style>
    <style:style style:name="NoteIndented" style:display-name="NoteIndented" style:family="paragraph" style:parent-style-name="Note" style:list-style-name="IFXNoteList">
      <style:paragraph-properties fo:margin-top="0in" fo:margin-bottom="0in" fo:margin-left="0.7083in">
        <style:tab-stops>
          <style:tab-stop style:type="left" style:position="0.0006in"/>
          <style:tab-stop style:type="left" style:position="0.2763in"/>
        </style:tab-stops>
      </style:paragraph-properties>
      <style:text-properties fo:hyphenate="false"/>
    </style:style>
    <style:style style:name="MessageTitle" style:display-name="MessageTitle" style:family="paragraph" style:parent-style-name="Body" style:next-style-name="Body" style:list-style-name="IFXMessageTitleList">
      <style:paragraph-properties fo:margin-top="0.1805in" fo:margin-bottom="0.0277in" fo:text-indent="-0.925in"/>
      <style:text-properties fo:font-weight="bold" style:font-weight-asian="bold" fo:hyphenate="false"/>
    </style:style>
    <style:style style:name="WW_CharLFO12LVL1" style:family="text">
      <style:text-properties style:font-name="Arial" fo:font-weight="bold" style:font-weight-asian="bold" fo:font-style="normal" style:font-style-asian="normal" fo:font-size="10pt" style:font-size-asian="10pt" style:font-size-complex="10pt"/>
    </style:style>
    <text:list-style style:name="IFXMessageTitleList" style:display-name="IFX MessageTitle List">
      <text:list-level-style-number text:level="1" text:style-name="WW_CharLFO12LVL1" style:num-prefix="Message " style:num-format="1">
        <style:list-level-properties text:space-before="-0.059in" text:min-label-width="0.984in" text:list-level-position-and-space-mode="label-alignment">
          <style:list-level-label-alignment text:label-followed-by="listtab" fo:margin-left="0.925in" fo:text-indent="-0.984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ReqTitle" style:display-name="ReqTitle" style:family="paragraph" style:parent-style-name="Heading">
      <style:text-properties style:text-underline-type="single" style:text-underline-style="solid" style:text-underline-width="auto" style:text-underline-mode="continuous" fo:hyphenate="false"/>
    </style:style>
    <style:style style:name="HeadingChar" style:display-name="Heading Char" style:family="text">
      <style:text-properties fo:font-weight="bold" style:font-weight-asian="bold" style:language-asian="de" style:country-asian="DE"/>
    </style:style>
    <style:style style:name="TableSubHeading" style:display-name="TableSubHeading" style:family="paragraph" style:parent-style-name="TableCellBold-l">
      <style:text-properties fo:hyphenate="false"/>
    </style:style>
    <style:style style:name="LineNumber" style:display-name="LineNumber" style:family="paragraph" style:parent-style-name="Normal">
      <style:paragraph-properties fo:text-align="end" fo:margin-top="0.0416in" fo:margin-bottom="0.0416in" fo:line-height="0.1388in"/>
      <style:text-properties style:font-name="Courier New" fo:color="#FF0000" style:language-asian="de" style:country-asian="DE" fo:hyphenate="false"/>
    </style:style>
    <style:style style:name="Heading_TOC" style:display-name="Heading_TOC" style:family="paragraph" style:parent-style-name="Heading_Preface" style:default-outline-level="1">
      <style:paragraph-properties fo:margin-top="0.0833in"/>
      <style:text-properties fo:hyphenate="false"/>
    </style:style>
    <style:style style:name="RegTitle" style:display-name="RegTitle" style:family="paragraph" style:parent-style-name="Heading">
      <style:text-properties fo:hyphenate="false"/>
    </style:style>
    <style:style style:name="AutoCorrect" style:display-name="AutoCorrect" style:family="paragraph">
      <style:text-properties fo:font-size="12pt" style:font-size-asian="12pt" style:font-size-complex="12pt" style:language-asian="de" style:country-asian="DE" fo:hyphenate="false"/>
    </style:style>
    <style:style style:name="CoverTitle" style:display-name="CoverTitle" style:family="paragraph" style:parent-style-name="Normal">
      <style:paragraph-properties fo:margin-top="0.0138in" fo:margin-bottom="0.0138in"/>
      <style:text-properties fo:font-weight="bold" style:font-weight-asian="bold" fo:letter-spacing="0.0138in" fo:font-size="22pt" style:font-size-asian="22pt" style:font-size-complex="24pt" fo:hyphenate="false"/>
    </style:style>
    <style:style style:name="CoverData" style:display-name="CoverData" style:family="paragraph" style:parent-style-name="Normal">
      <style:paragraph-properties fo:margin-top="0.0138in" fo:margin-bottom="0.0138in"/>
      <style:text-properties fo:font-size="12pt" style:font-size-asian="12pt" style:font-size-complex="14pt" fo:hyphenate="false"/>
    </style:style>
    <style:style style:name="LegalText" style:display-name="LegalText" style:family="paragraph">
      <style:paragraph-properties fo:keep-with-next="always" fo:keep-together="always" fo:widows="0" fo:orphans="0" fo:text-align="justify" fo:margin-top="0.0138in" fo:margin-bottom="0.0138in" fo:line-height="0.1111in"/>
      <style:text-properties style:font-name-complex="Arial" fo:font-size="8pt" style:font-size-asian="8pt" style:font-size-complex="6pt" style:language-asian="bg" style:country-asian="BG" fo:hyphenate="false"/>
    </style:style>
    <style:style style:name="LineNumber0" style:display-name="Line Number" style:family="text">
      <style:text-properties style:font-name="Courier New" fo:color="#C00000"/>
    </style:style>
    <style:style style:name="LegalHeading" style:display-name="LegalHeading" style:family="paragraph">
      <style:paragraph-properties fo:keep-with-next="always" fo:margin-top="0.0416in"/>
      <style:text-properties fo:font-weight="bold" style:font-weight-asian="bold" fo:font-size="8pt" style:font-size-asian="8pt" style:language-asian="de" style:country-asian="DE" fo:hyphenate="false"/>
    </style:style>
    <style:style style:name="LineNumber1" style:display-name="LineNumber1" style:family="paragraph" style:parent-style-name="Normal" style:next-style-name="LineNumber">
      <style:paragraph-properties fo:text-align="end" fo:margin-top="0.0416in" fo:margin-bottom="0.0416in" fo:line-height="0.1388in"/>
      <style:text-properties style:font-name="Courier New" fo:color="#FF0000" style:language-asian="de" style:country-asian="DE" fo:hyphenate="false"/>
    </style:style>
    <style:style style:name="LegalHeadingChar" style:display-name="LegalHeading Char" style:family="text">
      <style:text-properties fo:font-weight="bold" style:font-weight-asian="bold" fo:font-size="8pt" style:font-size-asian="8pt" style:font-size-complex="11pt" fo:language="en" fo:country="US" style:language-asian="de" style:country-asian="DE"/>
    </style:style>
    <style:style style:name="Breadcrumb" style:display-name="Breadcrumb" style:family="paragraph">
      <style:paragraph-properties>
        <style:tab-stops>
          <style:tab-stop style:type="right" style:position="5.7097in"/>
        </style:tab-stops>
      </style:paragraph-properties>
      <style:text-properties fo:font-weight="bold" style:font-weight-asian="bold" fo:hyphenate="false"/>
    </style:style>
    <style:style style:name="TableHeadChar" style:display-name="TableHead Char" style:family="text" style:parent-style-name="DefaultParagraphFont">
      <style:text-properties fo:font-weight="bold" style:font-weight-asian="bold" style:language-asian="de" style:country-asian="DE"/>
    </style:style>
    <style:style style:name="CoverDocTop1" style:display-name="CoverDocTop1" style:family="paragraph" style:parent-style-name="CoverData" style:auto-update="true">
      <style:paragraph-properties fo:margin-top="0in" fo:margin-bottom="0in"/>
      <style:text-properties fo:font-weight="bold" style:font-weight-asian="bold" fo:font-size="18pt" style:font-size-asian="18pt" fo:language="en" fo:country="GB" fo:hyphenate="false"/>
    </style:style>
    <style:style style:name="Confidentiality" style:display-name="Confidentiality" style:family="paragraph" style:parent-style-name="Breadcrumb">
      <style:paragraph-properties>
        <style:tab-stops>
          <style:tab-stop style:type="right" style:position="5.8083in"/>
        </style:tab-stops>
      </style:paragraph-properties>
      <style:text-properties style:font-name="Source Sans Pro Semibold" fo:font-weight="normal" style:font-weight-asian="normal" fo:color="#FF0000" fo:letter-spacing="0.0208in" fo:hyphenate="false"/>
    </style:style>
    <style:style style:name="BreadcrumbChar" style:display-name="Breadcrumb Char" style:family="text" style:parent-style-name="DefaultParagraphFont">
      <style:text-properties fo:font-weight="bold" style:font-weight-asian="bold"/>
    </style:style>
    <style:style style:name="ConfidentialityChar" style:display-name="Confidentiality Char" style:family="text" style:parent-style-name="BreadcrumbChar">
      <style:text-properties style:font-name="Source Sans Pro Semibold" fo:font-weight="normal" style:font-weight-asian="normal" fo:color="#FF0000" fo:letter-spacing="0.0208in"/>
    </style:style>
    <style:style style:name="CoverMetadata" style:display-name="CoverMetadata" style:family="paragraph" style:parent-style-name="CoverTitleContinued">
      <style:paragraph-properties fo:margin-top="0.0277in" fo:margin-bottom="0.0277in"/>
      <style:text-properties style:font-name="Source Sans Pro Semibold" fo:font-weight="normal" style:font-weight-asian="normal" fo:font-size="12pt" style:font-size-asian="12pt" fo:hyphenate="false"/>
    </style:style>
    <style:style style:name="InfineonStandard2" style:display-name="Infineon Standard2" style:family="paragraph" style:parent-style-name="TableHead-l" style:auto-update="true">
      <style:text-properties fo:hyphenate="false"/>
    </style:style>
    <style:style style:name="CoverURL" style:display-name="CoverURL" style:family="paragraph" style:parent-style-name="CoverData" style:auto-update="true">
      <style:paragraph-properties>
        <style:tab-stops>
          <style:tab-stop style:type="center" style:position="3.5437in"/>
          <style:tab-stop style:type="right" style:position="7.0875in"/>
        </style:tab-stops>
      </style:paragraph-properties>
      <style:text-properties fo:font-weight="bold" style:font-weight-asian="bold" fo:color="#0000FF" fo:font-size="11pt" style:font-size-asian="11pt" fo:hyphenate="false"/>
    </style:style>
    <style:style style:name="CoverDataChar" style:display-name="CoverData Char" style:family="text" style:parent-style-name="DefaultParagraphFont">
      <style:text-properties fo:font-size="12pt" style:font-size-asian="12pt" style:font-size-complex="14pt"/>
    </style:style>
    <style:style style:name="CoverURLChar" style:display-name="CoverURL Char" style:family="text" style:parent-style-name="CoverDataChar">
      <style:text-properties fo:font-weight="bold" style:font-weight-asian="bold" fo:color="#0000FF" fo:font-size="12pt" style:font-size-asian="12pt" style:font-size-complex="14pt"/>
    </style:style>
    <style:style style:name="PageTitle" style:display-name="PageTitle" style:family="paragraph" style:parent-style-name="CoverTitle">
      <style:text-properties fo:letter-spacing="normal" fo:font-size="14pt" style:font-size-asian="14pt" style:font-size-complex="12pt" fo:hyphenate="false"/>
    </style:style>
    <style:style style:name="PageTitleContinued" style:display-name="PageTitleContinued" style:family="paragraph" style:parent-style-name="CoverTitle">
      <style:text-properties fo:letter-spacing="normal" fo:font-size="12pt" style:font-size-asian="12pt" style:font-size-complex="12pt" fo:hyphenate="false"/>
    </style:style>
    <style:style style:name="CoverConfidential" style:display-name="CoverConfidential" style:family="paragraph" style:parent-style-name="CoverDocTop1">
      <style:text-properties style:font-name="Source Sans Pro Semibold" fo:font-weight="normal" style:font-weight-asian="normal" fo:color="#FF0000" fo:letter-spacing="0.0208in" fo:font-size="11pt" style:font-size-asian="11pt" fo:hyphenate="false"/>
    </style:style>
    <style:style style:name="TOCHeading" style:display-name="TOC Heading" style:family="paragraph" style:parent-style-name="Heading1" style:next-style-name="Normal">
      <style:paragraph-properties fo:keep-together="always" fo:break-before="auto" fo:margin-top="0.3333in" fo:margin-bottom="0in" fo:line-height="115%"/>
      <style:text-properties style:font-name="Cambria" style:font-name-asian="Times New Roman" style:font-name-complex="Times New Roman" style:font-weight-complex="bold" fo:color="#365F91" style:letter-kerning="false" fo:font-size="14pt" style:font-size-asian="14pt" style:font-size-complex="14pt" style:language-asian="ja" style:country-asian="JP" fo:hyphenate="false"/>
    </style:style>
    <style:style style:name="LegalCover" style:display-name="LegalCover" style:family="paragraph" style:parent-style-name="Footer">
      <style:text-properties fo:color="#FF0000" fo:hyphenate="false"/>
    </style:style>
    <style:style style:name="LegalCoverReadMe" style:display-name="LegalCoverReadMe" style:family="text" style:parent-style-name="DefaultParagraphFont">
      <style:text-properties style:font-name="Source Sans Pro" fo:font-weight="normal" style:font-weight-asian="normal" fo:font-style="normal" style:font-style-asian="normal" fo:text-transform="none" fo:font-variant="normal" style:text-line-through-type="none" text:display="true" fo:color="#FF0000" style:text-position="0% 100%" fo:font-size="9pt" style:font-size-asian="9pt" style:text-underline-type="none"/>
    </style:style>
    <style:style style:name="TOC1Char" style:display-name="TOC 1 Char" style:family="text">
      <style:text-properties fo:font-weight="bold" style:font-weight-asian="bold"/>
    </style:style>
    <style:style style:name="CodeInCodeTable" style:display-name="CodeInCodeTable" style:family="paragraph" style:parent-style-name="Code" style:list-style-name="LFO33">
      <style:paragraph-properties fo:margin-top="0.0138in" fo:margin-bottom="0.0138in">
        <style:tab-stops>
          <style:tab-stop style:type="left" style:position="0.6812in"/>
          <style:tab-stop style:type="left" style:position="1.2722in"/>
          <style:tab-stop style:type="left" style:position="1.8625in"/>
          <style:tab-stop style:type="left" style:position="2.4534in"/>
          <style:tab-stop style:type="left" style:position="3.0437in"/>
          <style:tab-stop style:type="left" style:position="3.6347in"/>
          <style:tab-stop style:type="left" style:position="4.225in"/>
          <style:tab-stop style:type="left" style:position="4.8159in"/>
          <style:tab-stop style:type="left" style:position="5.4062in"/>
          <style:tab-stop style:type="left" style:position="5.9972in"/>
          <style:tab-stop style:type="left" style:position="6.5875in"/>
        </style:tab-stops>
      </style:paragraph-properties>
      <style:text-properties style:font-name="Courier" fo:hyphenate="false"/>
    </style:style>
    <style:style style:name="WW_CharLFO24LVL1" style:family="text">
      <style:text-properties style:font-name="Courier" fo:font-weight="normal" style:font-weight-asian="normal" fo:font-style="normal" style:font-style-asian="normal" fo:font-size="12pt" style:font-size-asian="12pt" style:font-size-complex="10pt"/>
    </style:style>
    <text:list-style style:name="CodeListTemplate" style:display-name="CodeListTemplate">
      <text:list-level-style-number text:level="1" text:style-name="WW_CharLFO24LVL1" style:num-prefix="0" style:num-suffix=":" style:num-format="01, 02, 03, ...">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CodeTableTitle" style:display-name="CodeTableTitle" style:family="paragraph" style:parent-style-name="Body" style:next-style-name="Body" style:list-style-name="LFO28">
      <style:paragraph-properties fo:margin-top="0.0833in" fo:text-indent="-1.2402in"/>
      <style:text-properties fo:font-weight="bold" style:font-weight-asian="bold" fo:hyphenate="false"/>
    </style:style>
    <style:style style:name="CommentReference" style:display-name="Comment Reference" style:family="text" style:parent-style-name="DefaultParagraphFont">
      <style:text-properties fo:font-size="8pt" style:font-size-asian="8pt" style:font-size-complex="8pt"/>
    </style:style>
    <text:notes-configuration text:note-class="footnote" text:citation-style-name="FootnoteReference" text:citation-body-style-name="FootnoteReference" text:start-value="0" style:num-format="1" text:start-numbering-at="page" text:footnotes-position="page"/>
    <text:notes-configuration text:note-class="endnote" text:citation-style-name="EndnoteReference" text:citation-body-style-name="EndnoteReference" text:start-value="0" style:num-format="i" text:start-numbering-at="document" text:footnotes-position="document"/>
    <style:style style:name="WW_CharOUTLINELVL1" style:family="text">
      <style:text-properties style:font-name="Source Sans Pro" fo:font-weight="bold" style:font-weight-asian="bold" fo:font-style="normal" style:font-style-asian="normal" fo:font-size="16pt" style:font-size-asian="16pt" style:font-size-complex="16pt"/>
    </style:style>
    <style:style style:name="WW_CharOUTLINELVL2" style:family="text">
      <style:text-properties style:font-name="Source Sans Pro" fo:font-weight="bold" style:font-weight-asian="bold" fo:font-style="normal" style:font-style-asian="normal" fo:font-size="14pt" style:font-size-asian="14pt" style:font-size-complex="14pt"/>
    </style:style>
    <style:style style:name="WW_CharOUTLINELVL3" style:family="text">
      <style:text-properties style:font-name="Source Sans Pro" fo:font-weight="bold" style:font-weight-asian="bold" fo:font-style="normal" style:font-style-asian="normal" fo:font-size="14pt" style:font-size-asian="14pt" style:font-size-complex="14pt"/>
    </style:style>
    <style:style style:name="WW_CharOUTLINELVL4" style:family="text">
      <style:text-properties style:font-name="Source Sans Pro" fo:font-weight="bold" style:font-weight-asian="bold" fo:font-style="normal" style:font-style-asian="normal" fo:font-size="14pt" style:font-size-asian="14pt" style:font-size-complex="14pt"/>
    </style:style>
    <style:style style:name="WW_CharOUTLINELVL5" style:family="text">
      <style:text-properties style:font-name="Arial" fo:font-weight="bold" style:font-weight-asian="bold" fo:font-style="normal" style:font-style-asian="normal" fo:font-size="12pt" style:font-size-asian="12pt"/>
    </style:style>
    <text:outline-style style:name="WW_OutlineListStyle">
      <text:outline-level-style text:level="1" text:style-name="WW_CharOUTLINELVL1" style:num-format="1">
        <style:list-level-properties text:space-before="0.0986in" text:min-label-width="0.8298in" text:list-level-position-and-space-mode="label-alignment">
          <style:list-level-label-alignment text:label-followed-by="listtab" fo:margin-left="0.9284in" fo:text-indent="-0.8298in"/>
        </style:list-level-properties>
      </text:outline-level-style>
      <text:outline-level-style text:level="2" text:style-name="WW_CharOUTLINELVL2" style:num-format="1" text:display-levels="2">
        <style:list-level-properties text:space-before="0.0986in" text:min-label-width="0.8298in" text:list-level-position-and-space-mode="label-alignment">
          <style:list-level-label-alignment text:label-followed-by="listtab" fo:margin-left="0.9284in" fo:text-indent="-0.8298in"/>
        </style:list-level-properties>
      </text:outline-level-style>
      <text:outline-level-style text:level="3" text:style-name="WW_CharOUTLINELVL3" style:num-format="1" text:display-levels="3">
        <style:list-level-properties text:space-before="0.0986in" text:min-label-width="0.8298in" text:list-level-position-and-space-mode="label-alignment">
          <style:list-level-label-alignment text:label-followed-by="listtab" fo:margin-left="0.9284in" fo:text-indent="-0.8298in"/>
        </style:list-level-properties>
      </text:outline-level-style>
      <text:outline-level-style text:level="4" text:style-name="WW_CharOUTLINELVL4" style:num-format="1" text:display-levels="4">
        <style:list-level-properties text:space-before="0.0986in" text:min-label-width="0.8298in" text:list-level-position-and-space-mode="label-alignment">
          <style:list-level-label-alignment text:label-followed-by="listtab" fo:margin-left="0.9284in" fo:text-indent="-0.8298in"/>
        </style:list-level-properties>
      </text:outline-level-style>
      <text:outline-level-style text:level="5" text:style-name="WW_CharOUTLINELVL5" style:num-format="1" text:display-levels="5">
        <style:list-level-properties text:space-before="0.0986in" text:min-label-width="0.8305in" text:list-level-position-and-space-mode="label-alignment">
          <style:list-level-label-alignment text:label-followed-by="listtab" fo:margin-left="0.9291in" fo:text-indent="-0.8305in"/>
        </style:list-level-properties>
      </text:outline-level-style>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ource Sans Pro" fo:font-weight="bold" style:font-weight-asian="bold" fo:font-style="normal" style:font-style-asian="normal" fo:font-size="16pt" style:font-size-asian="16pt" style:font-size-complex="16pt"/>
    </style:style>
    <style:style style:name="WW_CharLFO1LVL2" style:family="text">
      <style:text-properties style:font-name="Source Sans Pro" fo:font-weight="bold" style:font-weight-asian="bold" fo:font-style="normal" style:font-style-asian="normal" fo:font-size="14pt" style:font-size-asian="14pt" style:font-size-complex="14pt"/>
    </style:style>
    <style:style style:name="WW_CharLFO1LVL3" style:family="text">
      <style:text-properties style:font-name="Source Sans Pro" fo:font-weight="bold" style:font-weight-asian="bold" fo:font-style="normal" style:font-style-asian="normal" fo:font-size="14pt" style:font-size-asian="14pt" style:font-size-complex="14pt"/>
    </style:style>
    <style:style style:name="WW_CharLFO1LVL4" style:family="text">
      <style:text-properties style:font-name="Source Sans Pro" fo:font-weight="bold" style:font-weight-asian="bold" fo:font-style="normal" style:font-style-asian="normal" fo:font-size="14pt" style:font-size-asian="14pt" style:font-size-complex="14pt"/>
    </style:style>
    <style:style style:name="WW_CharLFO1LVL5" style:family="text">
      <style:text-properties style:font-name="Arial" fo:font-weight="bold" style:font-weight-asian="bold" fo:font-style="normal" style:font-style-asian="normal" fo:font-size="12pt" style:font-size-asian="12pt"/>
    </style:style>
    <style:style style:name="WW_CharLFO22LVL1" style:family="text">
      <style:text-properties fo:font-style="normal" style:font-style-asian="normal"/>
    </style:style>
    <style:style style:name="WW_CharLFO25LVL1" style:family="text">
      <style:text-properties style:font-name="Source Sans Pro" fo:font-weight="bold" style:font-weight-asian="bold" fo:font-style="normal" style:font-style-asian="normal" fo:font-size="11pt" style:font-size-asian="11pt" style:font-size-complex="11pt"/>
    </style:style>
    <style:style style:name="WW_CharLFO28LVL1" style:family="text">
      <style:text-properties style:font-name="Source Sans Pro" fo:font-weight="bold" style:font-weight-asian="bold" fo:font-style="normal" style:font-style-asian="normal" fo:font-size="11pt" style:font-size-asian="11pt" style:font-size-complex="11pt"/>
    </style:style>
    <text:list-style style:name="LFO28">
      <text:list-level-style-number text:level="1" text:style-name="WW_CharLFO28LVL1" style:num-prefix="Code Listing "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format="001, 002, 003, ...">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text:style-name="WW_CharLFO1LVL1" style:num-format="1">
        <style:list-level-properties text:space-before="0.0986in" text:min-label-width="0.8298in" text:list-level-position-and-space-mode="label-alignment">
          <style:list-level-label-alignment text:label-followed-by="listtab" fo:margin-left="0.9284in" fo:text-indent="-0.8298in"/>
        </style:list-level-properties>
      </text:list-level-style-number>
      <text:list-level-style-number text:level="2" text:style-name="WW_CharLFO1LVL2" style:num-format="1" text:display-levels="2">
        <style:list-level-properties text:space-before="0.0986in" text:min-label-width="0.8298in" text:list-level-position-and-space-mode="label-alignment">
          <style:list-level-label-alignment text:label-followed-by="listtab" fo:margin-left="0.9284in" fo:text-indent="-0.8298in"/>
        </style:list-level-properties>
      </text:list-level-style-number>
      <text:list-level-style-number text:level="3" text:style-name="WW_CharLFO1LVL3" style:num-format="1" text:display-levels="3">
        <style:list-level-properties text:space-before="0.0986in" text:min-label-width="0.8298in" text:list-level-position-and-space-mode="label-alignment">
          <style:list-level-label-alignment text:label-followed-by="listtab" fo:margin-left="0.9284in" fo:text-indent="-0.8298in"/>
        </style:list-level-properties>
      </text:list-level-style-number>
      <text:list-level-style-number text:level="4" text:style-name="WW_CharLFO1LVL4" style:num-format="1" text:display-levels="4">
        <style:list-level-properties text:space-before="0.0986in" text:min-label-width="0.8298in" text:list-level-position-and-space-mode="label-alignment">
          <style:list-level-label-alignment text:label-followed-by="listtab" fo:margin-left="0.9284in" fo:text-indent="-0.8298in"/>
        </style:list-level-properties>
      </text:list-level-style-number>
      <text:list-level-style-number text:level="5" text:style-name="WW_CharLFO1LVL5" style:num-format="1" text:display-levels="5">
        <style:list-level-properties text:space-before="0.0986in" text:min-label-width="0.8305in" text:list-level-position-and-space-mode="label-alignment">
          <style:list-level-label-alignment text:label-followed-by="listtab" fo:margin-left="0.9291in" fo:text-indent="-0.8305in"/>
        </style:list-level-properties>
      </text:list-level-style-number>
      <text:list-level-style-number text:level="6" style:num-format="1" text:display-levels="6">
        <style:list-level-properties text:space-before="0.0986in" text:min-label-width="0in" text:list-level-position-and-space-mode="label-alignment">
          <style:list-level-label-alignment text:label-followed-by="listtab" fo:margin-left="0.0986in" fo:text-indent="0in"/>
        </style:list-level-properties>
      </text:list-level-style-number>
      <text:list-level-style-number text:level="7" style:num-format="1" text:display-levels="7">
        <style:list-level-properties text:space-before="0.0986in" text:min-label-width="0in" text:list-level-position-and-space-mode="label-alignment">
          <style:list-level-label-alignment text:label-followed-by="listtab" fo:margin-left="0.0986in" fo:text-indent="0in"/>
        </style:list-level-properties>
      </text:list-level-style-number>
      <text:list-level-style-number text:level="8" style:num-format="1" text:display-levels="8">
        <style:list-level-properties text:space-before="0.0986in" text:min-label-width="0in" text:list-level-position-and-space-mode="label-alignment">
          <style:list-level-label-alignment text:label-followed-by="listtab" fo:margin-left="0.0986in" fo:text-indent="0in"/>
        </style:list-level-properties>
      </text:list-level-style-number>
      <text:list-level-style-number text:level="9" style:num-format="1" text:display-levels="9">
        <style:list-level-properties text:space-before="0.0986in" text:min-label-width="0in" text:list-level-position-and-space-mode="label-alignment">
          <style:list-level-label-alignment text:label-followed-by="listtab" fo:margin-left="0.0986in" fo:text-indent="0in"/>
        </style:list-level-properties>
      </text:list-level-style-number>
    </text:list-style>
    <text:list-style style:name="LFO22">
      <text:list-level-style-number text:level="1" text:style-name="WW_CharLFO22LVL1" style:num-suffix="." style:num-format="1">
        <style:list-level-properties text:space-before="0in" text:min-label-width="0.2166in" text:list-level-position-and-space-mode="label-alignment">
          <style:list-level-label-alignment text:label-followed-by="listtab" fo:margin-left="0.2166in" fo:text-indent="-0.2166in"/>
        </style:list-level-properties>
      </text:list-level-style-number>
    </text:list-style>
    <text:list-style style:name="LFO25">
      <text:list-level-style-number text:level="1" text:style-name="WW_CharLFO25LVL1" style:num-prefix="Code Listing "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7in" fo:page-height="11.6944in" style:print-orientation="portrait" fo:margin-top="0.1972in" fo:margin-left="0.5909in" fo:margin-bottom="0.225in" fo:margin-right="0.5902in" style:num-format="1" style:writing-mode="lr-tb">
        <style:footnote-sep style:width="0.007in" style:rel-width="33%" style:color="#000000" style:line-style="solid" style:adjustment="left"/>
      </style:page-layout-properties>
      <style:header-style>
        <style:header-footer-properties style:dynamic-spacing="true" fo:min-height="0.8861in"/>
      </style:header-style>
      <style:footer-style>
        <style:header-footer-properties style:dynamic-spacing="true" fo:min-height="0.4645in"/>
      </style:footer-style>
    </style:page-layout>
    <style:style style:name="T2" style:parent-style-name="DefaultParagraphFont" style:family="text">
      <style:text-properties fo:language="de" fo:country="DE"/>
    </style:style>
    <style:style style:name="T3" style:parent-style-name="DefaultParagraphFont" style:family="text">
      <style:text-properties fo:language="de" fo:country="DE"/>
    </style:style>
    <style:style style:name="T4" style:parent-style-name="DefaultParagraphFont" style:family="text">
      <style:text-properties fo:font-weight="normal" style:font-weight-asian="normal" style:font-weight-complex="bold"/>
    </style:style>
    <style:style style:name="T5" style:parent-style-name="DefaultParagraphFont" style:family="text">
      <style:text-properties fo:font-weight="normal" style:font-weight-asian="normal" style:font-weight-complex="bold"/>
    </style:style>
    <style:style style:name="T6" style:parent-style-name="DefaultParagraphFont" style:family="text">
      <style:text-properties fo:language="de" fo:country="DE"/>
    </style:style>
    <style:style style:name="T7" style:parent-style-name="DefaultParagraphFont" style:family="text">
      <style:text-properties fo:language="de" fo:country="DE"/>
    </style:style>
    <style:style style:name="T8" style:parent-style-name="DefaultParagraphFont" style:family="text">
      <style:text-properties fo:language="de" fo:country="DE"/>
    </style:style>
    <style:style style:name="T9" style:parent-style-name="DefaultParagraphFont" style:family="text">
      <style:text-properties fo:language="de" fo:country="DE"/>
    </style:style>
    <style:style style:name="T10" style:parent-style-name="DefaultParagraphFont" style:family="text">
      <style:text-properties fo:language="de" fo:country="DE"/>
    </style:style>
    <style:style style:name="T11" style:parent-style-name="DefaultParagraphFont" style:family="text">
      <style:text-properties fo:language="de" fo:country="DE"/>
    </style:style>
    <style:style style:name="T12" style:parent-style-name="DefaultParagraphFont" style:family="text">
      <style:text-properties fo:language="de" fo:country="DE"/>
    </style:style>
    <style:style style:name="T13" style:parent-style-name="DefaultParagraphFont" style:family="text">
      <style:text-properties fo:language="de" fo:country="DE"/>
    </style:style>
    <style:style style:name="T14" style:parent-style-name="DefaultParagraphFont" style:family="text">
      <style:text-properties fo:language="de" fo:country="DE"/>
    </style:style>
    <style:style style:name="T15" style:parent-style-name="DefaultParagraphFont" style:family="text">
      <style:text-properties fo:language="de" fo:country="DE"/>
    </style:style>
    <style:page-layout style:name="PL4">
      <style:page-layout-properties fo:page-width="8.2687in" fo:page-height="11.6944in" style:print-orientation="portrait" fo:margin-top="0in" fo:margin-left="0.5909in" fo:margin-bottom="4.5666in" fo:margin-right="0.6694in" style:num-format="1" style:writing-mode="lr-tb">
        <style:footnote-sep style:width="0.007in" style:rel-width="33%" style:color="#000000" style:line-style="solid" style:adjustment="left"/>
      </style:page-layout-properties>
      <style:header-style>
        <style:header-footer-properties style:dynamic-spacing="true" fo:min-height="-3.0048in"/>
      </style:header-style>
      <style:footer-style>
        <style:header-footer-properties style:dynamic-spacing="true" fo:min-height="-1.1208in"/>
      </style:footer-style>
    </style:page-layout>
    <style:style style:name="T97" style:parent-style-name="DefaultParagraphFont" style:family="text">
      <style:text-properties fo:language="de" fo:country="DE"/>
    </style:style>
    <style:style style:name="TableColumn99" style:family="table-column">
      <style:table-column-properties style:column-width="2.0437in"/>
    </style:style>
    <style:style style:name="TableColumn100" style:family="table-column">
      <style:table-column-properties style:column-width="2.4611in"/>
    </style:style>
    <style:style style:name="TableColumn101" style:family="table-column">
      <style:table-column-properties style:column-width="2.6576in"/>
    </style:style>
    <style:style style:name="Table98" style:family="table">
      <style:table-properties style:width="7.1625in" fo:margin-left="0in" table:align="left"/>
    </style:style>
    <style:style style:name="TableRow102" style:family="table-row">
      <style:table-row-properties style:min-row-height="2.2611in"/>
    </style:style>
    <style:style style:name="TableCell103" style:family="table-cell">
      <style:table-cell-properties fo:border="none" style:writing-mode="lr-tb" fo:padding-top="0in" fo:padding-left="0.075in" fo:padding-bottom="0in" fo:padding-right="0.075in"/>
    </style:style>
    <style:style style:name="TableCell104" style:family="table-cell">
      <style:table-cell-properties fo:border="none" style:writing-mode="lr-tb" fo:padding-top="0in" fo:padding-left="0.075in" fo:padding-bottom="0in" fo:padding-right="0.075in"/>
    </style:style>
    <style:style style:name="TableCell105" style:family="table-cell">
      <style:table-cell-properties fo:border="none" style:writing-mode="lr-tb" fo:padding-top="0in" fo:padding-left="0.075in" fo:padding-bottom="0in" fo:padding-right="0.075in"/>
    </style:style>
    <style:style style:name="TableRow106" style:family="table-row">
      <style:table-row-properties style:min-row-height="0.0555in"/>
    </style:style>
    <style:style style:name="TableCell107" style:family="table-cell">
      <style:table-cell-properties fo:border="none" style:writing-mode="lr-tb" fo:padding-top="0in" fo:padding-left="0.075in" fo:padding-bottom="0in" fo:padding-right="0.075in"/>
    </style:style>
    <style:style style:name="TableCell108" style:family="table-cell">
      <style:table-cell-properties fo:border="none" style:writing-mode="lr-tb" fo:padding-top="0in" fo:padding-left="0.075in" fo:padding-bottom="0in" fo:padding-right="0.075in"/>
    </style:style>
    <style:style style:name="TableCell109" style:family="table-cell">
      <style:table-cell-properties fo:border="none" style:writing-mode="lr-tb" fo:padding-top="0in" fo:padding-left="0.075in" fo:padding-bottom="0in" fo:padding-right="0.075in"/>
    </style:style>
    <style:style style:name="T110" style:parent-style-name="DefaultParagraphFont" style:family="text">
      <style:text-properties fo:language="de" fo:country="DE" style:language-asian="de" style:country-asian="DE"/>
    </style:style>
    <style:style style:name="P111" style:parent-style-name="LegalText" style:family="paragraph">
      <style:text-properties fo:language="en"/>
    </style:style>
    <style:style style:name="P112" style:parent-style-name="LegalText" style:family="paragraph">
      <style:text-properties fo:language="en"/>
    </style:style>
    <style:style style:name="T113" style:parent-style-name="DefaultParagraphFont" style:family="text">
      <style:text-properties fo:language="de" fo:country="DE" style:language-asian="de" style:country-asian="DE"/>
    </style:style>
    <style:style style:name="TableColumn115" style:family="table-column">
      <style:table-column-properties style:column-width="2.0868in" style:use-optimal-column-width="false"/>
    </style:style>
    <style:style style:name="TableColumn116" style:family="table-column">
      <style:table-column-properties style:column-width="2.559in" style:use-optimal-column-width="false"/>
    </style:style>
    <style:style style:name="TableColumn117" style:family="table-column">
      <style:table-column-properties style:column-width="2.559in" style:use-optimal-column-width="false"/>
    </style:style>
    <style:style style:name="Table114" style:family="table">
      <style:table-properties style:width="7.2048in" fo:margin-left="0in" table:align="left"/>
    </style:style>
    <style:style style:name="TableRow118" style:family="table-row">
      <style:table-row-properties style:min-row-height="0.827in" style:use-optimal-row-height="false"/>
    </style:style>
    <style:style style:name="TableCell119" style:family="table-cell">
      <style:table-cell-properties fo:border="none" style:writing-mode="lr-tb" fo:padding-top="0in" fo:padding-left="0.075in" fo:padding-bottom="0in" fo:padding-right="0.075in"/>
    </style:style>
    <number:date-style style:name="N120" number:language="en" number:country="US">
      <number:year number:style="long" number:calendar="gregorian"/>
    </number:date-style>
    <style:style style:name="TableCell121" style:family="table-cell">
      <style:table-cell-properties fo:border="none" style:writing-mode="lr-tb" fo:padding-top="0in" fo:padding-left="0.075in" fo:padding-bottom="0in" fo:padding-right="0.075in"/>
    </style:style>
    <style:style style:name="TableCell122" style:family="table-cell">
      <style:table-cell-properties fo:border="none" style:writing-mode="lr-tb" fo:padding-top="0in" fo:padding-left="0.075in" fo:padding-bottom="0in" fo:padding-right="0.075in"/>
    </style:style>
    <style:style style:name="TableRow123" style:family="table-row">
      <style:table-row-properties style:min-row-height="0.0555in" style:use-optimal-row-height="false"/>
    </style:style>
    <style:style style:name="TableCell124" style:family="table-cell">
      <style:table-cell-properties fo:border="none" style:writing-mode="lr-tb" fo:padding-top="0in" fo:padding-left="0.075in" fo:padding-bottom="0in" fo:padding-right="0.075in"/>
    </style:style>
    <style:style style:name="TableCell125" style:family="table-cell">
      <style:table-cell-properties fo:border="none" style:writing-mode="lr-tb" fo:padding-top="0in" fo:padding-left="0.075in" fo:padding-bottom="0in" fo:padding-right="0.075in"/>
    </style:style>
    <style:style style:name="TableCell126" style:family="table-cell">
      <style:table-cell-properties fo:border="none" style:writing-mode="lr-tb" fo:padding-top="0in" fo:padding-left="0.075in" fo:padding-bottom="0in" fo:padding-right="0.075in"/>
    </style:style>
    <style:style style:family="graphic" style:name="a0"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1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ge"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none" fo:background-color="transparent" style:wrap="run-through" style:run-through="background" fo:clip="rect(0in, 0in, 0in, 0in)" style:horizontal-rel="page" style:vertical-rel="page" style:horizontal-pos="from-left" style:vertical-pos="from-top"/>
    </style:style>
    <style:style style:family="graphic" style:name="a5">
      <style:graphic-properties style:wrap="run-through" style:run-through="foreground" draw:fill="none" draw:stroke="solid" svg:stroke-width="0.00417in" svg:stroke-color="#000000" svg:stroke-opacity="100%" draw:stroke-linejoin="round" style:horizontal-rel="page" style:vertical-rel="page" style:horizontal-pos="from-left" style:vertical-pos="from-top"/>
    </style:style>
    <style:style style:family="graphic" style:name="a6"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10" style:parent-style-name="Graphics">
      <style:graphic-properties fo:border="none" fo:background-color="transparent" style:wrap="run-through" style:run-through="background" fo:clip="rect(0in, 0in, 0in, 0in)" style:horizontal-rel="page" style:vertical-rel="page" style:horizontal-pos="from-left" style:vertical-pos="from-top"/>
    </style:style>
    <style:style style:family="graphic" style:name="a11" style:parent-style-name="Graphics">
      <style:graphic-properties fo:border="none" fo:background-color="transparent" style:wrap="run-through" style:run-through="background" fo:clip="rect(0in, 0in, 0in, 0in)" style:horizontal-rel="page" style:vertical-rel="page" style:horizontal-pos="from-left" style:vertical-pos="from-top"/>
    </style:style>
  </office:automatic-styles>
  <office:master-styles>
    <style:master-page style:name="MP0" style:page-layout-name="PL0">
      <style:header>
        <text:p text:style-name="AnchorLine"><text:span text:style-name="T2"><draw:frame draw:z-index="251663360" draw:style-name="a0" draw:name="Picture 19" text:anchor-type="paragraph" svg:x="6.05972in" svg:y="0.00069in" svg:width="1.42639in" svg:height="0.62986in" style:rel-width="scale" style:rel-height="scale"><draw:image xlink:href="media/image1.emf" xlink:type="simple" xlink:show="embed" xlink:actuate="onLoad"/><svg:title/><svg:desc/></draw:frame></text:span><text:span text:style-name="T3"><draw:frame draw:z-index="251664384" draw:id="id0" draw:style-name="a1" draw:name="Text Box 71" text:anchor-type="paragraph" svg:x="0.00903in" svg:y="0.16458in" svg:width="5.89931in" svg:height="0.19097in" style:rel-width="scale" style:rel-height="scale"><draw:text-box><text:p text:style-name="Breadcrumb"><text:span text:style-name="T4"/><text:span text:style-name="T5">Error! Unknown document property name.</text:span></text:p></draw:text-box><svg:title/><svg:desc/></draw:frame></text:span><text:span text:style-name="T6"><draw:frame draw:z-index="251662336" draw:id="id1" draw:style-name="a2" draw:name="Text Box 72" text:anchor-type="paragraph" svg:x="0.59444in" svg:y="0.84514in" svg:width="5.89931in" svg:height="0.39028in" style:rel-width="scale" style:rel-height="scale"><draw:text-box><text:p text:style-name="Breadcrumb">Heading 1</text:p></draw:text-box><svg:title/><svg:desc/></draw:frame></text:span><text:span text:style-name="T7"><draw:frame draw:z-index="251661312" draw:id="id2" draw:style-name="a3" draw:name="Text Box 73" text:anchor-type="paragraph" svg:x="0.59792in" svg:y="0.33194in" svg:width="5.89167in" svg:height="0.47917in" style:rel-width="scale" style:rel-height="scale"><draw:text-box><text:p text:style-name="PageTitle"><text:user-defined text:name="Title">Title</text:user-defined></text:p><text:p text:style-name="PageTitleContinued"><text:user-defined text:name="Title_continued">Title_continued</text:user-defined></text:p></draw:text-box><svg:title/><svg:desc/></draw:frame></text:span><text:span text:style-name="T8"><draw:frame draw:z-index="251659264" draw:layer="Invisible" draw:style-name="a4" draw:name="Picture 21" text:anchor-type="paragraph" svg:x="0.70903in" svg:y="0.55139in" svg:width="1.83333in" svg:height="0.79097in" style:rel-width="scale" style:rel-height="scale"><draw:image xlink:href="media/image2.wmf" xlink:type="simple" xlink:show="embed" xlink:actuate="onLoad"/><svg:title/><svg:desc>ComneonLogo</svg:desc></draw:frame></text:span><text:span text:style-name="T9"><draw:connector draw:type="line" svg:x1="0.59444in" svg:y1="0.82778in" svg:x2="6.49375in" svg:y2="0.82569in" draw:z-index="251660288" draw:id="id3" draw:style-name="a5" draw:name="Line 214" text:anchor-type="paragraph"><svg:title/><svg:desc>TopLineNormalPageNearCompanyLogo</svg:desc></draw:connector></text:span><text:s/></text:p>
        <text:p text:style-name="Header"/>
      </style:header>
      <style:footer>
        <text:p text:style-name="Footer"><text:user-defined text:name="Doc_Type">Application Note</text:user-defined><text:tab/><text:page-number text:fixed="false">4</text:page-number><text:s/>of<text:s/><text:page-count style:num-format="1">5</text:page-count><text:tab/><text:user-defined text:name="Doc_State">V X.Y</text:user-defined><text:s/></text:p>
        <text:p text:style-name="Footer"><text:tab/><text:tab/><text:user-defined text:name="Doc_IssueDate">yyyy-mm-dd</text:user-defined><text:tab/></text:p>
      </style:footer>
    </style:master-page>
    <style:master-page style:next-style-name="MP0" style:name="MPF0" style:page-layout-name="PL0">
      <style:header>
        <text:p text:style-name="AnchorLine"><text:span text:style-name="T10"><draw:frame draw:z-index="251658240" draw:style-name="a6" draw:name="Picture 22" text:anchor-type="paragraph" svg:x="-0.59097in" svg:y="-0.19722in" svg:width="6.52431in" svg:height="0.91528in" style:rel-width="scale" style:rel-height="scale"><draw:image xlink:href="media/image3.emf" xlink:type="simple" xlink:show="embed" xlink:actuate="onLoad"/><svg:title/><svg:desc/></draw:frame></text:span><text:span text:style-name="T11"><draw:frame draw:z-index="251653120" draw:id="id4" draw:style-name="a7" draw:name="Text Box 20" text:anchor-type="paragraph" svg:x="0.18056in" svg:y="0.31944in" svg:width="6.12431in" svg:height="0.67847in" style:rel-width="scale" style:rel-height="scale"><draw:text-box><text:p text:style-name="CoverDocTop1"><text:user-defined text:name="Doc_Number">AppNote Number</text:user-defined></text:p><text:p text:style-name="CoverDocTop1"/></draw:text-box><svg:title/><svg:desc/></draw:frame></text:span><text:span text:style-name="T12"><draw:frame draw:z-index="251655168" draw:id="id5" draw:style-name="a8" draw:name="Text Box 68" text:anchor-type="paragraph" svg:x="0.19653in" svg:y="0.16181in" svg:width="5.19792in" svg:height="0.19653in" style:rel-width="scale" style:rel-height="scale"><draw:text-box><text:p text:style-name="CoverConfidential"><text:user-defined text:name="ConfidentialityMarking">RESTRICTED</text:user-defined></text:p></draw:text-box><svg:title/><svg:desc/></draw:frame></text:span><text:span text:style-name="T13"><draw:frame draw:z-index="251651072" draw:style-name="a9" draw:name="Picture 23" text:anchor-type="paragraph" svg:x="6.06736in" svg:y="0.00208in" svg:width="1.42639in" svg:height="0.62986in" style:rel-width="scale" style:rel-height="scale"><draw:image xlink:href="media/image1.emf" xlink:type="simple" xlink:show="embed" xlink:actuate="onLoad"/><svg:title/><svg:desc/></draw:frame></text:span><text:span text:style-name="T14"><draw:frame draw:z-index="251643904" draw:layer="Invisible" draw:style-name="a10" draw:name="Picture 26" text:anchor-type="paragraph" svg:x="0in" svg:y="0in" svg:width="8.26806in" svg:height="8.66528in" style:rel-width="scale" style:rel-height="scale"><draw:image xlink:href="" xlink:type="simple" xlink:show="embed" xlink:actuate="onLoad"/><svg:title/><svg:desc>ComneonCover</svg:desc></draw:frame></text:span><text:span text:style-name="T15"><draw:frame draw:z-index="251644928" draw:layer="Invisible" draw:style-name="a11" draw:name="COMNEON Logo" text:anchor-type="paragraph" svg:x="6.02431in" svg:y="0.33472in" svg:width="1.88958in" svg:height="0.81528in" style:rel-width="scale" style:rel-height="scale"><draw:image xlink:href="media/image2.wmf" xlink:type="simple" xlink:show="embed" xlink:actuate="onLoad"/><svg:title/><svg:desc>ComneonLogo</svg:desc></draw:frame></text:span></text:p>
      </style:header>
      <style:footer>
        <text:p text:style-name="Footer"><text:user-defined text:name="Doc_Type">Application Note</text:user-defined><text:tab/><text:a xlink:href="#ImportantNotice" office:target-frame-name="_top" xlink:show="replace"><text:span text:style-name="LegalCoverReadMe">Please read the Important Notice and Warnings at the end of this document</text:span></text:a><text:tab/><text:user-defined text:name="Doc_State">V X.Y</text:user-defined></text:p>
        <text:p text:style-name="Footer"><text:span text:style-name="Hypertext"><text:user-defined text:name="URL">www.infineon.com</text:user-defined></text:span><text:tab/>page<text:s/><text:page-number text:fixed="false">1</text:page-number><text:s/>of<text:s/><text:page-count style:num-format="1">5</text:page-count><text:tab/><text:user-defined text:name="Doc_IssueDate">yyyy-mm-dd</text:user-defined></text:p>
      </style:footer>
    </style:master-page>
    <style:master-page style:name="MP4" style:page-layout-name="PL4">
      <style:header>
        <text:p text:style-name="Normal"/>
      </style:header>
      <style:footer>
        <text:p text:style-name="Footer"><text:span text:style-name="T97"><draw:frame draw:z-index="251654144" draw:id="id6" draw:style-name="a13" draw:name="Text Box 401" text:anchor-type="paragraph" svg:x="0.5625in" svg:y="8.15625in" svg:width="1.91667in" svg:height="2.42708in" style:rel-width="scale" style:rel-height="scale"><draw:text-box><text:p text:style-name="LegalHeading">Edition<text:s/><text:user-defined text:name="Doc_IssueDate">yyyy-mm-dd</text:user-defined></text:p><table:table table:style-name="Table98"><table:table-columns><table:table-column table:style-name="TableColumn99"/><table:table-column table:style-name="TableColumn100"/><table:table-column table:style-name="TableColumn101"/></table:table-columns><table:table-row table:style-name="TableRow102"><table:table-cell table:style-name="TableCell103"><text:p text:style-name="LegalHeading"><text:line-break/><text:line-break/><text:line-break/><text:line-break/><text:line-break/><text:line-break/><text:line-break/><text:line-break/><text:line-break/><text:line-break/><text:line-break/><text:line-break/><text:line-break/><text:line-break/><text:user-defined text:name="Doc_Number">AppNote Number</text:user-defined></text:p></table:table-cell><table:table-cell table:style-name="TableCell104"><text:p text:style-name="LegalText"/></table:table-cell><table:table-cell table:style-name="TableCell105"><text:p text:style-name="LegalText"/></table:table-cell></table:table-row><table:table-row table:style-name="TableRow106"><table:table-cell table:style-name="TableCell107"><text:p text:style-name="LegalText"/></table:table-cell><table:table-cell table:style-name="TableCell108"><text:p text:style-name="LegalText"/></table:table-cell><table:table-cell table:style-name="TableCell109"><text:p text:style-name="LegalText"/></table:table-cell></table:table-row></table:table><text:p text:style-name="LegalText"/></draw:text-box><svg:title/><svg:desc/></draw:frame></text:span></text:p>
        <text:p text:style-name="Normal"><text:span text:style-name="T110"><draw:frame draw:z-index="251645952" draw:id="id7" draw:style-name="a14" draw:name="Text Box 2" text:anchor-type="paragraph" svg:x="0.00278in" svg:y="0.34583in" svg:width="7.09931in" svg:height="0.38889in" style:rel-width="scale" style:rel-height="scale"><draw:text-box><text:p text:style-name="LegalHeading">Trademarks<text:s/></text:p><text:p text:style-name="P111">All referenced product or service names and trademarks are the property of their respective owners.</text:p><text:p text:style-name="LegalText"><text:line-break/></text:p><text:p text:style-name="P112"/></draw:text-box><svg:title/><svg:desc/></draw:frame></text:span><draw:frame draw:z-index="251671552" draw:id="id8" draw:style-name="a15" draw:name="Object 3" text:anchor-type="paragraph" svg:x="-0.63542in" svg:y="0.86806in" svg:width="8.36736in" svg:height="3.98889in" style:rel-width="scale" style:rel-height="scale"><draw:object-ole draw:class-id="000CEEDB-0000-0000-C000-000000000046" xlink:href="Object 1" xlink:type="simple" xlink:show="embed" xlink:actuate="onLoad"/><draw:image xlink:href="ObjectReplacements/Object 1" xlink:type="simple" xlink:show="embed" xlink:actuate="onLoad"/><svg:title/><svg:desc/></draw:frame><text:span text:style-name="T113"><draw:frame draw:z-index="251657216" draw:id="id9" draw:style-name="a16" draw:name="Text Box 210" text:anchor-type="paragraph" svg:x="0.55556in" svg:y="7.99514in" svg:width="7.10347in" svg:height="3.45833in" style:rel-width="scale" style:rel-height="scale"><draw:text-box><table:table table:style-name="Table114"><table:table-columns><table:table-column table:style-name="TableColumn115"/><table:table-column table:style-name="TableColumn116"/><table:table-column table:style-name="TableColumn117"/></table:table-columns><table:table-row table:style-name="TableRow118"><table:table-cell table:style-name="TableCell119"><text:p text:style-name="AnchorLine"/><text:p text:style-name="LegalHeading"/><text:p text:style-name="LegalHeading">Published by</text:p><text:p text:style-name="LegalHeading">Infineon Technologies AG</text:p><text:p text:style-name="LegalHeading">81726 Munich, Germany</text:p><text:p text:style-name="LegalHeading"/><text:p text:style-name="LegalHeading">©<text:s/><text:date style:data-style-name="N120">2022</text:date><text:s/>Infineon Technologies AG.<text:line-break/>All Rights Reserved.</text:p><text:p text:style-name="LegalText"/><text:p text:style-name="LegalHeading">Do you have a question about this document?</text:p><text:p text:style-name="LegalHeading">Email:<text:s/><text:a xlink:href="mailto:erratum@infineon.com;ctdd@infineon.com?subject=Document%20question%20" office:target-frame-name="_top" xlink:show="replace">erratum@infineon.com</text:a></text:p><text:p text:style-name="LegalHeading"><text:line-break/>Document reference<text:s/></text:p></table:table-cell><table:table-cell table:style-name="TableCell121"><text:p text:style-name="LegalHeading">IMPORTANT NOTICE<text:bookmark-start text:name="ImportantNotice"/><text:bookmark-end text:name="ImportantNotice"/></text:p><text:p text:style-name="LegalText">The information contained in this application note is given as a hint for the implementation of the product only and shall in no event be regarded as a description or warranty of a certain functionality, condition or quality of the product. Before implementation of the product, the recipient of this application note must verify any function and other technical information given herein in the real application. Infineon Technologies hereby disclaims any and all warranties and liabilities of any kind (including without limitation warranties of non-infringement of intellectual property rights of any third party) with respect to any and all information given in this application note.<text:s/></text:p><text:p text:style-name="LegalText"/><text:p text:style-name="LegalText">The data contained in this document is exclusively intended for technically trained staff. It is the responsibility of customer’s technical departments to evaluate the suitability of the product for the intended application and the completeness of the product information given in this document with respect to such application. <text:s/><text:s text:c="2"/></text:p><text:p text:style-name="LegalText"/></table:table-cell><table:table-cell table:style-name="TableCell122"><text:p text:style-name="LegalHeading"/><text:p text:style-name="LegalText">For further information on the product, technology, delivery terms and conditions and prices please contact your nearest Infineon Technologies office (<text:a xlink:href="http://www.infineon.com/" office:target-frame-name="_top" xlink:show="replace">www.infineon.com</text:a>).</text:p><text:p text:style-name="LegalHeading"/><text:p text:style-name="LegalHeading">WARNINGS</text:p><text:p text:style-name="LegalText">Due to technical requirements products may contain dangerous substances. For information on the types in question please contact your nearest Infineon Technologies office.</text:p><text:p text:style-name="LegalText"/><text:p text:style-name="LegalText">Except as otherwise explicitly approved by Infineon Technologies in a written document signed by authorized representatives of Infineon Technologies, Infineon Technologies’ products may not be used in any applications where a failure of the product or any consequences of the use thereof can reasonably be expected to result in personal injury.</text:p></table:table-cell></table:table-row><table:table-row table:style-name="TableRow123"><table:table-cell table:style-name="TableCell124"><text:p text:style-name="LegalText"/></table:table-cell><table:table-cell table:style-name="TableCell125"><text:p text:style-name="LegalText"/></table:table-cell><table:table-cell table:style-name="TableCell126"><text:p text:style-name="LegalText"/></table:table-cell></table:table-row></table:table><text:p text:style-name="LegalText"/></draw:text-box><svg:title/><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keyword>Infineon</meta:keyword>
    <meta:initial-creator>Schmalzl Anja (IFAG ATV BP IPD PM)</meta:initial-creator>
    <dc:creator>Eder Julian (IFAG DES TCP EDS)</dc:creator>
    <meta:creation-date>2022-05-07T13:59:00Z</meta:creation-date>
    <dc:date>2022-05-07T13:59:00Z</dc:date>
    <meta:print-date>2015-09-29T08:31:00Z</meta:print-date>
    <meta:template xlink:href="ApplicationNote_Template.dotx" xlink:type="simple"/>
    <meta:editing-cycles>2</meta:editing-cycles>
    <meta:editing-duration>PT0S</meta:editing-duration>
    <meta:user-defined meta:name="Doc_IssueDate">yyyy-mm-dd</meta:user-defined>
    <meta:user-defined meta:name="Doc_State">V X.Y</meta:user-defined>
    <meta:user-defined meta:name="Doc_Type">Application Note</meta:user-defined>
    <meta:user-defined meta:name="Doc_Number">AppNote Number</meta:user-defined>
    <meta:user-defined meta:name="Title_continued">Title_continued</meta:user-defined>
    <meta:user-defined meta:name="URL">www.infineon.com</meta:user-defined>
    <meta:user-defined meta:name="Title">Title</meta:user-defined>
    <meta:user-defined meta:name="ConfidentialityMarking">RESTRICTED</meta:user-defined>
    <meta:user-defined meta:name="AdditionalMarking"> </meta:user-defined>
    <meta:user-defined meta:name="Proprietary"> </meta:user-defined>
    <meta:document-statistic meta:page-count="5" meta:paragraph-count="3" meta:word-count="253" meta:character-count="1850" meta:row-count="13" meta:non-whitespace-character-count="1600"/>
  </office:meta>
</office:document-meta>
</file>